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97b5" officeooo:paragraph-rsid="000a97b5"/>
    </style:style>
    <style:style style:name="P2" style:family="paragraph" style:parent-style-name="Standard">
      <style:text-properties officeooo:rsid="000ab752" officeooo:paragraph-rsid="000ab752"/>
    </style:style>
    <style:style style:name="P3" style:family="paragraph" style:parent-style-name="Standard">
      <style:text-properties officeooo:rsid="0011ce87" officeooo:paragraph-rsid="0011ce87"/>
    </style:style>
    <style:style style:name="P4" style:family="paragraph" style:parent-style-name="Standard">
      <style:text-properties officeooo:rsid="0011e79a" officeooo:paragraph-rsid="0011e79a"/>
    </style:style>
    <style:style style:name="P5" style:family="paragraph" style:parent-style-name="Standard">
      <style:text-properties officeooo:rsid="0014384b" officeooo:paragraph-rsid="0014384b"/>
    </style:style>
    <style:style style:name="P6" style:family="paragraph" style:parent-style-name="Standard">
      <style:text-properties officeooo:rsid="001b3c50" officeooo:paragraph-rsid="001b3c50"/>
    </style:style>
    <style:style style:name="P7" style:family="paragraph" style:parent-style-name="Standard">
      <style:paragraph-properties fo:padding="0.0291in" fo:border-left="none" fo:border-right="none" fo:border-top="none" fo:border-bottom="0.06pt solid #000000" style:join-border="false"/>
      <style:text-properties officeooo:rsid="0011ce87" officeooo:paragraph-rsid="0011ce87"/>
    </style:style>
    <style:style style:name="P8" style:family="paragraph" style:parent-style-name="Preformatted_20_Text">
      <style:text-properties style:font-name="Liberation Serif" fo:font-size="12pt" officeooo:rsid="017d6a18" officeooo:paragraph-rsid="001cf4b7" style:font-size-asian="12pt" style:font-size-complex="12pt"/>
    </style:style>
    <style:style style:name="P9" style:family="paragraph" style:parent-style-name="Preformatted_20_Text">
      <style:text-properties style:font-name="Liberation Serif" fo:font-size="12pt" officeooo:rsid="002233ef" officeooo:paragraph-rsid="002233ef" style:font-size-asian="12pt" style:font-size-complex="12pt"/>
    </style:style>
    <style:style style:name="P10" style:family="paragraph" style:parent-style-name="Preformatted_20_Text">
      <style:text-properties style:font-name="Liberation Serif" fo:font-size="12pt" officeooo:rsid="0023b820" officeooo:paragraph-rsid="0023b820" style:font-size-asian="12pt" style:font-size-complex="12pt"/>
    </style:style>
    <style:style style:name="P11" style:family="paragraph" style:parent-style-name="Standard" style:list-style-name="L1">
      <style:text-properties officeooo:rsid="000c0872" officeooo:paragraph-rsid="000c0872"/>
    </style:style>
    <style:style style:name="P12" style:family="paragraph" style:parent-style-name="Standard" style:list-style-name="L1">
      <style:text-properties officeooo:rsid="000dda97" officeooo:paragraph-rsid="000dda97"/>
    </style:style>
    <style:style style:name="P13" style:family="paragraph" style:parent-style-name="Standard" style:list-style-name="L1">
      <style:text-properties officeooo:rsid="000e258b" officeooo:paragraph-rsid="000e258b"/>
    </style:style>
    <style:style style:name="P14" style:family="paragraph" style:parent-style-name="Standard" style:list-style-name="L1">
      <style:text-properties officeooo:rsid="000fffe7" officeooo:paragraph-rsid="000fffe7"/>
    </style:style>
    <style:style style:name="P15" style:family="paragraph" style:parent-style-name="Standard" style:list-style-name="L1">
      <style:text-properties officeooo:rsid="001158a2" officeooo:paragraph-rsid="001158a2"/>
    </style:style>
    <style:style style:name="P16" style:family="paragraph" style:parent-style-name="Standard" style:list-style-name="L1">
      <style:text-properties officeooo:rsid="0011ce87" officeooo:paragraph-rsid="0011ce87"/>
    </style:style>
    <style:style style:name="P17" style:family="paragraph" style:parent-style-name="Standard" style:list-style-name="L1">
      <style:text-properties officeooo:rsid="0011e79a" officeooo:paragraph-rsid="0011e79a"/>
    </style:style>
    <style:style style:name="P18" style:family="paragraph" style:parent-style-name="Standard" style:list-style-name="L1">
      <style:text-properties officeooo:rsid="0014384b" officeooo:paragraph-rsid="0014384b"/>
    </style:style>
    <style:style style:name="P19" style:family="paragraph" style:parent-style-name="Standard" style:list-style-name="L2">
      <style:text-properties officeooo:rsid="0015d495" officeooo:paragraph-rsid="0015d495"/>
    </style:style>
    <style:style style:name="P20" style:family="paragraph" style:parent-style-name="Standard" style:list-style-name="L2">
      <style:text-properties officeooo:rsid="00175071" officeooo:paragraph-rsid="00175071"/>
    </style:style>
    <style:style style:name="P21" style:family="paragraph" style:parent-style-name="Standard" style:list-style-name="L2">
      <style:text-properties officeooo:rsid="0019f60c" officeooo:paragraph-rsid="0019f60c"/>
    </style:style>
    <style:style style:name="P22" style:family="paragraph" style:parent-style-name="Standard" style:list-style-name="L2">
      <style:text-properties officeooo:rsid="001b3c50" officeooo:paragraph-rsid="001b3c50"/>
    </style:style>
    <style:style style:name="P23" style:family="paragraph" style:parent-style-name="Standard" style:list-style-name="L2">
      <style:text-properties officeooo:rsid="001c97b7" officeooo:paragraph-rsid="001c97b7"/>
    </style:style>
    <style:style style:name="P24" style:family="paragraph" style:parent-style-name="Standard" style:list-style-name="L2">
      <style:text-properties officeooo:rsid="001cf4b7" officeooo:paragraph-rsid="001cf4b7"/>
    </style:style>
    <style:style style:name="P25" style:family="paragraph" style:parent-style-name="Preformatted_20_Text" style:list-style-name="L2">
      <style:text-properties style:font-name="Liberation Serif" fo:font-size="12pt" officeooo:rsid="017d175b" officeooo:paragraph-rsid="001cf4b7" style:font-size-asian="12pt" style:font-size-complex="12pt"/>
    </style:style>
    <style:style style:name="P26" style:family="paragraph" style:parent-style-name="Preformatted_20_Text" style:list-style-name="L2">
      <style:text-properties style:font-name="Liberation Serif" fo:font-size="12pt" officeooo:rsid="017d6a18" officeooo:paragraph-rsid="001cf4b7" style:font-size-asian="12pt" style:font-size-complex="12pt"/>
    </style:style>
    <style:style style:name="P27" style:family="paragraph" style:parent-style-name="Preformatted_20_Text" style:list-style-name="L2">
      <style:text-properties style:font-name="Liberation Serif" fo:font-size="12pt" officeooo:rsid="001ee1ff" officeooo:paragraph-rsid="001ee1ff" style:font-size-asian="12pt" style:font-size-complex="12pt"/>
    </style:style>
    <style:style style:name="P28" style:family="paragraph" style:parent-style-name="Preformatted_20_Text" style:list-style-name="L2">
      <style:text-properties style:font-name="Liberation Serif" fo:font-size="12pt" officeooo:rsid="002084aa" officeooo:paragraph-rsid="002084aa" style:font-size-asian="12pt" style:font-size-complex="12pt"/>
    </style:style>
    <style:style style:name="P29" style:family="paragraph" style:parent-style-name="Preformatted_20_Text" style:list-style-name="L2">
      <style:text-properties style:font-name="Liberation Serif" fo:font-size="12pt" officeooo:rsid="002233ef" officeooo:paragraph-rsid="002233ef" style:font-size-asian="12pt" style:font-size-complex="12pt"/>
    </style:style>
    <style:style style:name="P30" style:family="paragraph" style:parent-style-name="Preformatted_20_Text" style:list-style-name="L2">
      <style:text-properties style:font-name="Liberation Serif" fo:font-size="12pt" officeooo:rsid="0023b820" officeooo:paragraph-rsid="0023b820" style:font-size-asian="12pt" style:font-size-complex="12pt"/>
    </style:style>
    <style:style style:name="P31" style:family="paragraph" style:parent-style-name="Preformatted_20_Text" style:list-style-name="L2">
      <style:text-properties style:font-name="Liberation Serif" fo:font-size="12pt" officeooo:rsid="00281636" officeooo:paragraph-rsid="00281636" style:font-size-asian="12pt" style:font-size-complex="12pt"/>
    </style:style>
    <style:style style:name="P32" style:family="paragraph" style:parent-style-name="Preformatted_20_Text">
      <style:text-properties style:font-name="Liberation Serif" fo:font-size="12pt" officeooo:rsid="00281636" officeooo:paragraph-rsid="00281636" style:font-size-asian="12pt" style:font-size-complex="12pt"/>
    </style:style>
    <style:style style:name="P33" style:family="paragraph" style:parent-style-name="Preformatted_20_Text" style:list-style-name="L2">
      <style:text-properties style:font-name="Liberation Serif" fo:font-size="12pt" officeooo:rsid="019fc976" officeooo:paragraph-rsid="00281636" style:font-size-asian="12pt" style:font-size-complex="12pt"/>
    </style:style>
    <style:style style:name="P34" style:family="paragraph" style:parent-style-name="Preformatted_20_Text" style:list-style-name="L2">
      <style:text-properties style:font-name="Liberation Serif" fo:font-size="12pt" officeooo:rsid="019fc976" officeooo:paragraph-rsid="002a7649" style:font-size-asian="12pt" style:font-size-complex="12pt"/>
    </style:style>
    <style:style style:name="P35" style:family="paragraph" style:parent-style-name="Preformatted_20_Text" style:list-style-name="L2">
      <style:text-properties style:font-name="Liberation Serif" fo:font-size="12pt" officeooo:rsid="002a7649" officeooo:paragraph-rsid="002a7649" style:font-size-asian="12pt" style:font-size-complex="12pt"/>
    </style:style>
    <style:style style:name="P36" style:family="paragraph" style:parent-style-name="Preformatted_20_Text" style:list-style-name="L2">
      <style:text-properties style:font-name="Liberation Serif" fo:font-size="12pt" officeooo:rsid="00240081" officeooo:paragraph-rsid="00240081" style:font-size-asian="12pt" style:font-size-complex="12pt"/>
    </style:style>
    <style:style style:name="P37" style:family="paragraph" style:parent-style-name="Preformatted_20_Text" style:list-style-name="L2">
      <style:text-properties style:font-name="Liberation Serif" fo:font-size="12pt" officeooo:rsid="0025d602" officeooo:paragraph-rsid="0025d602" style:font-size-asian="12pt" style:font-size-complex="12pt"/>
    </style:style>
    <style:style style:name="P38" style:family="paragraph" style:parent-style-name="Preformatted_20_Text" style:list-style-name="L2">
      <style:text-properties style:font-name="Liberation Serif" fo:font-size="12pt" officeooo:rsid="0026d2c1" officeooo:paragraph-rsid="0026d2c1" style:font-size-asian="12pt" style:font-size-complex="12pt"/>
    </style:style>
    <style:style style:name="P39" style:family="paragraph" style:parent-style-name="Preformatted_20_Text" style:list-style-name="L2">
      <style:text-properties style:font-name="Liberation Serif" fo:font-size="12pt" officeooo:rsid="002744a4" officeooo:paragraph-rsid="002744a4" style:font-size-asian="12pt" style:font-size-complex="12pt"/>
    </style:style>
    <style:style style:name="P40" style:family="paragraph" style:parent-style-name="Preformatted_20_Text">
      <style:text-properties style:font-name="Liberation Serif" fo:font-size="12pt" officeooo:rsid="002c3a33" officeooo:paragraph-rsid="002c3a33" style:font-size-asian="12pt" style:font-size-complex="12pt"/>
    </style:style>
    <style:style style:name="P41" style:family="paragraph" style:parent-style-name="Preformatted_20_Text" style:list-style-name="L79">
      <style:text-properties style:font-name="Liberation Serif" fo:font-size="12pt" officeooo:rsid="002d2ae5" officeooo:paragraph-rsid="002d2ae5" style:font-size-asian="12pt" style:font-size-complex="12pt"/>
    </style:style>
    <style:style style:name="P42" style:family="paragraph" style:parent-style-name="Preformatted_20_Text">
      <style:text-properties officeooo:rsid="01739cf1" officeooo:paragraph-rsid="002c3a33"/>
    </style:style>
    <style:style style:name="P43" style:family="paragraph" style:parent-style-name="Preformatted_20_Text" style:list-style-name="L4">
      <style:text-properties officeooo:rsid="01748263" officeooo:paragraph-rsid="002c3a33"/>
    </style:style>
    <style:style style:name="P44" style:family="paragraph" style:parent-style-name="Preformatted_20_Text" style:list-style-name="L4">
      <style:text-properties officeooo:rsid="0174ff34" officeooo:paragraph-rsid="002c3a33"/>
    </style:style>
    <style:style style:name="P45" style:family="paragraph" style:parent-style-name="Preformatted_20_Text" style:list-style-name="L4">
      <style:text-properties officeooo:rsid="0176b663" officeooo:paragraph-rsid="002c3a33"/>
    </style:style>
    <style:style style:name="P46" style:family="paragraph" style:parent-style-name="Preformatted_20_Text" style:list-style-name="L4">
      <style:text-properties officeooo:rsid="017729df" officeooo:paragraph-rsid="002c3a33"/>
    </style:style>
    <style:style style:name="P47" style:family="paragraph" style:parent-style-name="Preformatted_20_Text" style:list-style-name="L4">
      <style:text-properties officeooo:rsid="0177d033" officeooo:paragraph-rsid="002c3a33"/>
    </style:style>
    <style:style style:name="P48" style:family="paragraph" style:parent-style-name="Preformatted_20_Text" style:list-style-name="L4">
      <style:text-properties officeooo:rsid="01799fef" officeooo:paragraph-rsid="002c3a33"/>
    </style:style>
    <style:style style:name="P49" style:family="paragraph" style:parent-style-name="Preformatted_20_Text" style:list-style-name="L4">
      <style:text-properties officeooo:rsid="0179eb94" officeooo:paragraph-rsid="002c3a33"/>
    </style:style>
    <style:style style:name="P50" style:family="paragraph" style:parent-style-name="Preformatted_20_Text" style:list-style-name="L4">
      <style:text-properties officeooo:rsid="017b1d5d" officeooo:paragraph-rsid="002c3a33"/>
    </style:style>
    <style:style style:name="P51" style:family="paragraph" style:parent-style-name="Preformatted_20_Text">
      <style:text-properties officeooo:rsid="017b1d5d" officeooo:paragraph-rsid="002c3a33"/>
    </style:style>
    <style:style style:name="P52" style:family="paragraph" style:parent-style-name="Preformatted_20_Text">
      <style:text-properties officeooo:rsid="017bf740" officeooo:paragraph-rsid="002c3a33"/>
    </style:style>
    <style:style style:name="P53" style:family="paragraph" style:parent-style-name="Preformatted_20_Text" style:list-style-name="L42">
      <style:text-properties officeooo:rsid="017c5f2d" officeooo:paragraph-rsid="002c3a33"/>
    </style:style>
    <style:style style:name="P54" style:family="paragraph" style:parent-style-name="Preformatted_20_Text">
      <style:text-properties officeooo:rsid="017c5f2d" officeooo:paragraph-rsid="002c3a33"/>
    </style:style>
    <style:style style:name="P55" style:family="paragraph" style:parent-style-name="Preformatted_20_Text" style:list-style-name="L42">
      <style:text-properties officeooo:rsid="017d175b" officeooo:paragraph-rsid="002c3a33"/>
    </style:style>
    <style:style style:name="P56" style:family="paragraph" style:parent-style-name="Preformatted_20_Text" style:list-style-name="L42">
      <style:text-properties officeooo:rsid="017d6a18" officeooo:paragraph-rsid="002c3a33"/>
    </style:style>
    <style:style style:name="P57" style:family="paragraph" style:parent-style-name="Preformatted_20_Text" style:list-style-name="L42">
      <style:text-properties officeooo:rsid="017e6a1e" officeooo:paragraph-rsid="002c3a33"/>
    </style:style>
    <style:style style:name="P58" style:family="paragraph" style:parent-style-name="Preformatted_20_Text">
      <style:text-properties officeooo:rsid="017f42b4" officeooo:paragraph-rsid="002c3a33"/>
    </style:style>
    <style:style style:name="P59" style:family="paragraph" style:parent-style-name="Preformatted_20_Text" style:list-style-name="L43">
      <style:text-properties officeooo:rsid="017f4fe5" officeooo:paragraph-rsid="002c3a33"/>
    </style:style>
    <style:style style:name="P60" style:family="paragraph" style:parent-style-name="Preformatted_20_Text" style:list-style-name="L43">
      <style:text-properties officeooo:rsid="01810e05" officeooo:paragraph-rsid="002c3a33"/>
    </style:style>
    <style:style style:name="P61" style:family="paragraph" style:parent-style-name="Preformatted_20_Text" style:list-style-name="L43">
      <style:text-properties officeooo:rsid="01823e98" officeooo:paragraph-rsid="002c3a33"/>
    </style:style>
    <style:style style:name="P62" style:family="paragraph" style:parent-style-name="Preformatted_20_Text" style:list-style-name="L43">
      <style:text-properties officeooo:rsid="01829442" officeooo:paragraph-rsid="002c3a33"/>
    </style:style>
    <style:style style:name="P63" style:family="paragraph" style:parent-style-name="Preformatted_20_Text" style:list-style-name="L43">
      <style:text-properties officeooo:rsid="0183c7a3" officeooo:paragraph-rsid="002c3a33"/>
    </style:style>
    <style:style style:name="P64" style:family="paragraph" style:parent-style-name="Preformatted_20_Text" style:list-style-name="L43">
      <style:text-properties officeooo:rsid="01875be9" officeooo:paragraph-rsid="002c3a33"/>
    </style:style>
    <style:style style:name="P65" style:family="paragraph" style:parent-style-name="Preformatted_20_Text" style:list-style-name="L43">
      <style:text-properties officeooo:rsid="0188e6a5" officeooo:paragraph-rsid="002c3a33"/>
    </style:style>
    <style:style style:name="P66" style:family="paragraph" style:parent-style-name="Preformatted_20_Text">
      <style:text-properties officeooo:rsid="0188e6a5" officeooo:paragraph-rsid="002c3a33"/>
    </style:style>
    <style:style style:name="P67" style:family="paragraph" style:parent-style-name="Preformatted_20_Text" style:list-style-name="L44">
      <style:text-properties officeooo:rsid="01896789" officeooo:paragraph-rsid="002c3a33"/>
    </style:style>
    <style:style style:name="P68" style:family="paragraph" style:parent-style-name="Preformatted_20_Text" style:list-style-name="L44">
      <style:text-properties officeooo:rsid="0189b308" officeooo:paragraph-rsid="002c3a33"/>
    </style:style>
    <style:style style:name="P69" style:family="paragraph" style:parent-style-name="Preformatted_20_Text" style:list-style-name="L44">
      <style:text-properties officeooo:rsid="018ad3df" officeooo:paragraph-rsid="002c3a33"/>
    </style:style>
    <style:style style:name="P70" style:family="paragraph" style:parent-style-name="Preformatted_20_Text">
      <style:text-properties officeooo:rsid="018c4400" officeooo:paragraph-rsid="002c3a33"/>
    </style:style>
    <style:style style:name="P71" style:family="paragraph" style:parent-style-name="Preformatted_20_Text" style:list-style-name="L45">
      <style:text-properties officeooo:rsid="018c6476" officeooo:paragraph-rsid="002c3a33"/>
    </style:style>
    <style:style style:name="P72" style:family="paragraph" style:parent-style-name="Preformatted_20_Text" style:list-style-name="L45">
      <style:text-properties officeooo:rsid="018ca5ad" officeooo:paragraph-rsid="002c3a33"/>
    </style:style>
    <style:style style:name="P73" style:family="paragraph" style:parent-style-name="Preformatted_20_Text" style:list-style-name="L45">
      <style:text-properties officeooo:rsid="018d11f8" officeooo:paragraph-rsid="002c3a33"/>
    </style:style>
    <style:style style:name="P74" style:family="paragraph" style:parent-style-name="Preformatted_20_Text" style:list-style-name="L45">
      <style:text-properties officeooo:rsid="018dacdb" officeooo:paragraph-rsid="002c3a33"/>
    </style:style>
    <style:style style:name="P75" style:family="paragraph" style:parent-style-name="Preformatted_20_Text">
      <style:text-properties officeooo:rsid="018dacdb" officeooo:paragraph-rsid="002c3a33"/>
    </style:style>
    <style:style style:name="P76" style:family="paragraph" style:parent-style-name="Preformatted_20_Text" style:list-style-name="L46">
      <style:text-properties officeooo:rsid="018e73ff" officeooo:paragraph-rsid="002c3a33"/>
    </style:style>
    <style:style style:name="P77" style:family="paragraph" style:parent-style-name="Preformatted_20_Text">
      <style:text-properties officeooo:rsid="018e73ff" officeooo:paragraph-rsid="002c3a33"/>
    </style:style>
    <style:style style:name="P78" style:family="paragraph" style:parent-style-name="Preformatted_20_Text" style:list-style-name="L46">
      <style:text-properties officeooo:rsid="018ef130" officeooo:paragraph-rsid="002c3a33"/>
    </style:style>
    <style:style style:name="P79" style:family="paragraph" style:parent-style-name="Preformatted_20_Text">
      <style:text-properties officeooo:rsid="018ef130" officeooo:paragraph-rsid="002c3a33"/>
    </style:style>
    <style:style style:name="P80" style:family="paragraph" style:parent-style-name="Preformatted_20_Text">
      <style:text-properties officeooo:rsid="01904822" officeooo:paragraph-rsid="002c3a33"/>
    </style:style>
    <style:style style:name="P81" style:family="paragraph" style:parent-style-name="Preformatted_20_Text" style:list-style-name="L47">
      <style:text-properties officeooo:rsid="0191748f" officeooo:paragraph-rsid="002c3a33"/>
    </style:style>
    <style:style style:name="P82" style:family="paragraph" style:parent-style-name="Preformatted_20_Text" style:list-style-name="L47">
      <style:text-properties officeooo:rsid="0191af9e" officeooo:paragraph-rsid="002c3a33"/>
    </style:style>
    <style:style style:name="P83" style:family="paragraph" style:parent-style-name="Preformatted_20_Text" style:list-style-name="L47">
      <style:text-properties officeooo:rsid="0191dade" officeooo:paragraph-rsid="002c3a33"/>
    </style:style>
    <style:style style:name="P84" style:family="paragraph" style:parent-style-name="Preformatted_20_Text" style:list-style-name="L47">
      <style:text-properties officeooo:rsid="01923a13" officeooo:paragraph-rsid="002c3a33"/>
    </style:style>
    <style:style style:name="P85" style:family="paragraph" style:parent-style-name="Preformatted_20_Text" style:list-style-name="L47">
      <style:text-properties officeooo:rsid="01938879" officeooo:paragraph-rsid="002c3a33"/>
    </style:style>
    <style:style style:name="P86" style:family="paragraph" style:parent-style-name="Preformatted_20_Text" style:list-style-name="L47">
      <style:text-properties officeooo:rsid="01942a16" officeooo:paragraph-rsid="002c3a33"/>
    </style:style>
    <style:style style:name="P87" style:family="paragraph" style:parent-style-name="Preformatted_20_Text" style:list-style-name="L47">
      <style:text-properties officeooo:rsid="01959163" officeooo:paragraph-rsid="002c3a33"/>
    </style:style>
    <style:style style:name="P88" style:family="paragraph" style:parent-style-name="Preformatted_20_Text" style:list-style-name="L47">
      <style:text-properties officeooo:rsid="01962a64" officeooo:paragraph-rsid="002c3a33"/>
    </style:style>
    <style:style style:name="P89" style:family="paragraph" style:parent-style-name="Preformatted_20_Text" style:list-style-name="L47">
      <style:text-properties officeooo:rsid="019630ac" officeooo:paragraph-rsid="002c3a33"/>
    </style:style>
    <style:style style:name="P90" style:family="paragraph" style:parent-style-name="Preformatted_20_Text" style:list-style-name="L47">
      <style:text-properties officeooo:rsid="01970e71" officeooo:paragraph-rsid="002c3a33"/>
    </style:style>
    <style:style style:name="P91" style:family="paragraph" style:parent-style-name="Preformatted_20_Text" style:list-style-name="L47">
      <style:text-properties officeooo:rsid="0197a7c9" officeooo:paragraph-rsid="002c3a33"/>
    </style:style>
    <style:style style:name="P92" style:family="paragraph" style:parent-style-name="Preformatted_20_Text" style:list-style-name="L47">
      <style:text-properties officeooo:rsid="01985f41" officeooo:paragraph-rsid="002c3a33"/>
    </style:style>
    <style:style style:name="P93" style:family="paragraph" style:parent-style-name="Preformatted_20_Text">
      <style:text-properties officeooo:rsid="01985f41" officeooo:paragraph-rsid="002c3a33"/>
    </style:style>
    <style:style style:name="P94" style:family="paragraph" style:parent-style-name="Preformatted_20_Text">
      <style:text-properties officeooo:rsid="0199194b" officeooo:paragraph-rsid="002c3a33"/>
    </style:style>
    <style:style style:name="P95" style:family="paragraph" style:parent-style-name="Preformatted_20_Text" style:list-style-name="L48">
      <style:text-properties officeooo:rsid="019a6f18" officeooo:paragraph-rsid="002c3a33"/>
    </style:style>
    <style:style style:name="P96" style:family="paragraph" style:parent-style-name="Preformatted_20_Text" style:list-style-name="L48">
      <style:text-properties officeooo:rsid="019c1a78" officeooo:paragraph-rsid="002c3a33"/>
    </style:style>
    <style:style style:name="P97" style:family="paragraph" style:parent-style-name="Preformatted_20_Text" style:list-style-name="L48">
      <style:text-properties officeooo:rsid="019e015a" officeooo:paragraph-rsid="002c3a33"/>
    </style:style>
    <style:style style:name="P98" style:family="paragraph" style:parent-style-name="Preformatted_20_Text" style:list-style-name="L48">
      <style:text-properties officeooo:rsid="019fc976" officeooo:paragraph-rsid="002c3a33"/>
    </style:style>
    <style:style style:name="P99" style:family="paragraph" style:parent-style-name="Preformatted_20_Text" style:list-style-name="L48">
      <style:text-properties officeooo:rsid="01a0dc58" officeooo:paragraph-rsid="002c3a33"/>
    </style:style>
    <style:style style:name="P100" style:family="paragraph" style:parent-style-name="Preformatted_20_Text" style:list-style-name="L48">
      <style:text-properties officeooo:rsid="01a2d5d8" officeooo:paragraph-rsid="002c3a33"/>
    </style:style>
    <style:style style:name="P101" style:family="paragraph" style:parent-style-name="Preformatted_20_Text" style:list-style-name="L48">
      <style:text-properties officeooo:rsid="01a425bc" officeooo:paragraph-rsid="002c3a33"/>
    </style:style>
    <style:style style:name="P102" style:family="paragraph" style:parent-style-name="Preformatted_20_Text" style:list-style-name="L48">
      <style:text-properties officeooo:rsid="01a52baa" officeooo:paragraph-rsid="002c3a33"/>
    </style:style>
    <style:style style:name="P103" style:family="paragraph" style:parent-style-name="Preformatted_20_Text" style:list-style-name="L48">
      <style:text-properties officeooo:rsid="01a6e1ab" officeooo:paragraph-rsid="002c3a33"/>
    </style:style>
    <style:style style:name="P104" style:family="paragraph" style:parent-style-name="Preformatted_20_Text">
      <style:text-properties officeooo:rsid="01a6e1ab" officeooo:paragraph-rsid="002c3a33"/>
    </style:style>
    <style:style style:name="P105" style:family="paragraph" style:parent-style-name="Preformatted_20_Text">
      <style:text-properties officeooo:rsid="01a81515" officeooo:paragraph-rsid="002c3a33"/>
    </style:style>
    <style:style style:name="P106" style:family="paragraph" style:parent-style-name="Preformatted_20_Text" style:list-style-name="L49">
      <style:text-properties officeooo:rsid="01a86518" officeooo:paragraph-rsid="002c3a33"/>
    </style:style>
    <style:style style:name="P107" style:family="paragraph" style:parent-style-name="Preformatted_20_Text" style:list-style-name="L49">
      <style:text-properties officeooo:rsid="01a9c045" officeooo:paragraph-rsid="002c3a33"/>
    </style:style>
    <style:style style:name="P108" style:family="paragraph" style:parent-style-name="Preformatted_20_Text" style:list-style-name="L49">
      <style:text-properties officeooo:rsid="01ac7ffd" officeooo:paragraph-rsid="002c3a33"/>
    </style:style>
    <style:style style:name="P109" style:family="paragraph" style:parent-style-name="Preformatted_20_Text" style:list-style-name="L49">
      <style:text-properties officeooo:rsid="01ad0e2d" officeooo:paragraph-rsid="002c3a33"/>
    </style:style>
    <style:style style:name="P110" style:family="paragraph" style:parent-style-name="Preformatted_20_Text" style:list-style-name="L49">
      <style:text-properties officeooo:rsid="01ae8123" officeooo:paragraph-rsid="002c3a33"/>
    </style:style>
    <style:style style:name="P111" style:family="paragraph" style:parent-style-name="Preformatted_20_Text">
      <style:text-properties officeooo:rsid="01ae8123" officeooo:paragraph-rsid="002c3a33"/>
    </style:style>
    <style:style style:name="P112" style:family="paragraph" style:parent-style-name="Preformatted_20_Text">
      <style:text-properties officeooo:rsid="01b02ebe" officeooo:paragraph-rsid="002c3a33"/>
    </style:style>
    <style:style style:name="P113" style:family="paragraph" style:parent-style-name="Preformatted_20_Text" style:list-style-name="L50">
      <style:text-properties officeooo:rsid="01b03a01" officeooo:paragraph-rsid="002c3a33"/>
    </style:style>
    <style:style style:name="P114" style:family="paragraph" style:parent-style-name="Preformatted_20_Text" style:list-style-name="L50">
      <style:text-properties officeooo:rsid="01b0e1c5" officeooo:paragraph-rsid="002c3a33"/>
    </style:style>
    <style:style style:name="P115" style:family="paragraph" style:parent-style-name="Preformatted_20_Text" style:list-style-name="L50">
      <style:text-properties officeooo:rsid="01b2ca76" officeooo:paragraph-rsid="002c3a33"/>
    </style:style>
    <style:style style:name="P116" style:family="paragraph" style:parent-style-name="Preformatted_20_Text" style:list-style-name="L50">
      <style:text-properties officeooo:rsid="01b3fa8e" officeooo:paragraph-rsid="002c3a33"/>
    </style:style>
    <style:style style:name="P117" style:family="paragraph" style:parent-style-name="Preformatted_20_Text">
      <style:text-properties officeooo:rsid="01b3fa8e" officeooo:paragraph-rsid="002c3a33"/>
    </style:style>
    <style:style style:name="P118" style:family="paragraph" style:parent-style-name="Preformatted_20_Text">
      <style:text-properties officeooo:rsid="01b62ef8" officeooo:paragraph-rsid="002c3a33"/>
    </style:style>
    <style:style style:name="P119" style:family="paragraph" style:parent-style-name="Preformatted_20_Text" style:list-style-name="L51">
      <style:text-properties officeooo:rsid="01b73642" officeooo:paragraph-rsid="002c3a33"/>
    </style:style>
    <style:style style:name="P120" style:family="paragraph" style:parent-style-name="Preformatted_20_Text" style:list-style-name="L51">
      <style:text-properties officeooo:rsid="01b9caea" officeooo:paragraph-rsid="002c3a33"/>
    </style:style>
    <style:style style:name="P121" style:family="paragraph" style:parent-style-name="Preformatted_20_Text">
      <style:text-properties officeooo:rsid="01b9caea" officeooo:paragraph-rsid="002c3a33"/>
    </style:style>
    <style:style style:name="P122" style:family="paragraph" style:parent-style-name="Preformatted_20_Text" style:list-style-name="L51">
      <style:text-properties officeooo:rsid="01b80e0c" officeooo:paragraph-rsid="002c3a33"/>
    </style:style>
    <style:style style:name="P123" style:family="paragraph" style:parent-style-name="Preformatted_20_Text">
      <style:text-properties officeooo:rsid="01b80e0c" officeooo:paragraph-rsid="002c3a33"/>
    </style:style>
    <style:style style:name="P124" style:family="paragraph" style:parent-style-name="Preformatted_20_Text" style:list-style-name="L52">
      <style:text-properties officeooo:rsid="01bc998d" officeooo:paragraph-rsid="002c3a33"/>
    </style:style>
    <style:style style:name="P125" style:family="paragraph" style:parent-style-name="Preformatted_20_Text" style:list-style-name="L52">
      <style:text-properties officeooo:rsid="01bcb2fc" officeooo:paragraph-rsid="002c3a33"/>
    </style:style>
    <style:style style:name="P126" style:family="paragraph" style:parent-style-name="Preformatted_20_Text" style:list-style-name="L52">
      <style:text-properties officeooo:rsid="01bd898c" officeooo:paragraph-rsid="002c3a33"/>
    </style:style>
    <style:style style:name="P127" style:family="paragraph" style:parent-style-name="Preformatted_20_Text" style:list-style-name="L52">
      <style:text-properties officeooo:rsid="01bef027" officeooo:paragraph-rsid="002c3a33"/>
    </style:style>
    <style:style style:name="P128" style:family="paragraph" style:parent-style-name="Preformatted_20_Text" style:list-style-name="L52">
      <style:text-properties officeooo:rsid="01c0c831" officeooo:paragraph-rsid="002c3a33"/>
    </style:style>
    <style:style style:name="P129" style:family="paragraph" style:parent-style-name="Preformatted_20_Text" style:list-style-name="L52">
      <style:text-properties officeooo:rsid="01c1a061" officeooo:paragraph-rsid="002c3a33"/>
    </style:style>
    <style:style style:name="P130" style:family="paragraph" style:parent-style-name="Preformatted_20_Text" style:list-style-name="L52">
      <style:text-properties officeooo:rsid="01c2beef" officeooo:paragraph-rsid="002c3a33"/>
    </style:style>
    <style:style style:name="P131" style:family="paragraph" style:parent-style-name="Preformatted_20_Text">
      <style:text-properties officeooo:rsid="01c2beef" officeooo:paragraph-rsid="002c3a33"/>
    </style:style>
    <style:style style:name="P132" style:family="paragraph" style:parent-style-name="Preformatted_20_Text" style:list-style-name="L52">
      <style:text-properties officeooo:rsid="01c3b90d" officeooo:paragraph-rsid="002c3a33"/>
    </style:style>
    <style:style style:name="P133" style:family="paragraph" style:parent-style-name="Preformatted_20_Text">
      <style:text-properties officeooo:rsid="01c5ada2" officeooo:paragraph-rsid="002c3a33"/>
    </style:style>
    <style:style style:name="P134" style:family="paragraph" style:parent-style-name="Preformatted_20_Text" style:list-style-name="L53">
      <style:text-properties officeooo:rsid="01c6d70a" officeooo:paragraph-rsid="002c3a33"/>
    </style:style>
    <style:style style:name="P135" style:family="paragraph" style:parent-style-name="Preformatted_20_Text" style:list-style-name="L53">
      <style:text-properties officeooo:rsid="01c75114" officeooo:paragraph-rsid="002c3a33"/>
    </style:style>
    <style:style style:name="P136" style:family="paragraph" style:parent-style-name="Preformatted_20_Text" style:list-style-name="L53">
      <style:text-properties officeooo:rsid="01cf49ce" officeooo:paragraph-rsid="002c3a33"/>
    </style:style>
    <style:style style:name="P137" style:family="paragraph" style:parent-style-name="Preformatted_20_Text" style:list-style-name="L53">
      <style:text-properties officeooo:rsid="01c7a263" officeooo:paragraph-rsid="002c3a33"/>
    </style:style>
    <style:style style:name="P138" style:family="paragraph" style:parent-style-name="Preformatted_20_Text" style:list-style-name="L53">
      <style:text-properties officeooo:rsid="01c826a7" officeooo:paragraph-rsid="002c3a33"/>
    </style:style>
    <style:style style:name="P139" style:family="paragraph" style:parent-style-name="Preformatted_20_Text" style:list-style-name="L53">
      <style:text-properties officeooo:rsid="01cbad45" officeooo:paragraph-rsid="002c3a33"/>
    </style:style>
    <style:style style:name="P140" style:family="paragraph" style:parent-style-name="Preformatted_20_Text" style:list-style-name="L53">
      <style:text-properties officeooo:rsid="01cccbd7" officeooo:paragraph-rsid="002c3a33"/>
    </style:style>
    <style:style style:name="P141" style:family="paragraph" style:parent-style-name="Preformatted_20_Text" style:list-style-name="L53">
      <style:text-properties officeooo:rsid="01ce41b8" officeooo:paragraph-rsid="002c3a33"/>
    </style:style>
    <style:style style:name="P142" style:family="paragraph" style:parent-style-name="Preformatted_20_Text" style:list-style-name="L53">
      <style:text-properties officeooo:rsid="01d0647a" officeooo:paragraph-rsid="002c3a33"/>
    </style:style>
    <style:style style:name="P143" style:family="paragraph" style:parent-style-name="Preformatted_20_Text" style:list-style-name="L53">
      <style:text-properties officeooo:rsid="01d16986" officeooo:paragraph-rsid="002c3a33"/>
    </style:style>
    <style:style style:name="P144" style:family="paragraph" style:parent-style-name="Preformatted_20_Text">
      <style:text-properties officeooo:rsid="01d16986" officeooo:paragraph-rsid="002c3a33"/>
    </style:style>
    <style:style style:name="P145" style:family="paragraph" style:parent-style-name="Preformatted_20_Text">
      <style:text-properties officeooo:rsid="01d27a42" officeooo:paragraph-rsid="002c3a33"/>
    </style:style>
    <style:style style:name="P146" style:family="paragraph" style:parent-style-name="Preformatted_20_Text" style:list-style-name="L54">
      <style:text-properties officeooo:rsid="01d31d4d" officeooo:paragraph-rsid="002c3a33"/>
    </style:style>
    <style:style style:name="P147" style:family="paragraph" style:parent-style-name="Preformatted_20_Text" style:list-style-name="L54">
      <style:text-properties officeooo:rsid="01d34d81" officeooo:paragraph-rsid="002c3a33"/>
    </style:style>
    <style:style style:name="P148" style:family="paragraph" style:parent-style-name="Preformatted_20_Text" style:list-style-name="L54">
      <style:text-properties officeooo:rsid="01d4d4c3" officeooo:paragraph-rsid="002c3a33"/>
    </style:style>
    <style:style style:name="P149" style:family="paragraph" style:parent-style-name="Preformatted_20_Text" style:list-style-name="L54">
      <style:text-properties officeooo:rsid="01d6ea47" officeooo:paragraph-rsid="002c3a33"/>
    </style:style>
    <style:style style:name="P150" style:family="paragraph" style:parent-style-name="Preformatted_20_Text">
      <style:text-properties officeooo:rsid="01d6ea47" officeooo:paragraph-rsid="002c3a33"/>
    </style:style>
    <style:style style:name="P151" style:family="paragraph" style:parent-style-name="Preformatted_20_Text" style:list-style-name="L54">
      <style:text-properties officeooo:rsid="01d66587" officeooo:paragraph-rsid="002c3a33"/>
    </style:style>
    <style:style style:name="P152" style:family="paragraph" style:parent-style-name="Preformatted_20_Text">
      <style:text-properties officeooo:rsid="01d66587" officeooo:paragraph-rsid="002c3a33"/>
    </style:style>
    <style:style style:name="P153" style:family="paragraph" style:parent-style-name="Preformatted_20_Text" style:list-style-name="L54">
      <style:text-properties officeooo:rsid="01d7ad9b" officeooo:paragraph-rsid="002c3a33"/>
    </style:style>
    <style:style style:name="P154" style:family="paragraph" style:parent-style-name="Preformatted_20_Text" style:list-style-name="L54">
      <style:text-properties officeooo:rsid="01d96d7c" officeooo:paragraph-rsid="002c3a33"/>
    </style:style>
    <style:style style:name="P155" style:family="paragraph" style:parent-style-name="Preformatted_20_Text" style:list-style-name="L54">
      <style:text-properties officeooo:rsid="01dae73a" officeooo:paragraph-rsid="002c3a33"/>
    </style:style>
    <style:style style:name="P156" style:family="paragraph" style:parent-style-name="Preformatted_20_Text" style:list-style-name="L55">
      <style:text-properties officeooo:rsid="01dd93c3" officeooo:paragraph-rsid="002c3a33"/>
    </style:style>
    <style:style style:name="P157" style:family="paragraph" style:parent-style-name="Preformatted_20_Text" style:list-style-name="L55">
      <style:text-properties officeooo:rsid="01deb1dd" officeooo:paragraph-rsid="002c3a33"/>
    </style:style>
    <style:style style:name="P158" style:family="paragraph" style:parent-style-name="Preformatted_20_Text" style:list-style-name="L55">
      <style:text-properties officeooo:rsid="01dfa740" officeooo:paragraph-rsid="002c3a33"/>
    </style:style>
    <style:style style:name="P159" style:family="paragraph" style:parent-style-name="Preformatted_20_Text" style:list-style-name="L55">
      <style:text-properties officeooo:rsid="01dfe280" officeooo:paragraph-rsid="002c3a33"/>
    </style:style>
    <style:style style:name="P160" style:family="paragraph" style:parent-style-name="Preformatted_20_Text" style:list-style-name="L55">
      <style:text-properties officeooo:rsid="01e0defd" officeooo:paragraph-rsid="002c3a33"/>
    </style:style>
    <style:style style:name="P161" style:family="paragraph" style:parent-style-name="Preformatted_20_Text" style:list-style-name="L55">
      <style:text-properties officeooo:rsid="01e76418" officeooo:paragraph-rsid="002c3a33"/>
    </style:style>
    <style:style style:name="P162" style:family="paragraph" style:parent-style-name="Preformatted_20_Text" style:list-style-name="L55">
      <style:text-properties officeooo:rsid="01e280a1" officeooo:paragraph-rsid="002c3a33"/>
    </style:style>
    <style:style style:name="P163" style:family="paragraph" style:parent-style-name="Preformatted_20_Text" style:list-style-name="L55">
      <style:text-properties officeooo:rsid="01e43835" officeooo:paragraph-rsid="002c3a33"/>
    </style:style>
    <style:style style:name="P164" style:family="paragraph" style:parent-style-name="Preformatted_20_Text" style:list-style-name="L55">
      <style:text-properties officeooo:rsid="01e49776" officeooo:paragraph-rsid="002c3a33"/>
    </style:style>
    <style:style style:name="P165" style:family="paragraph" style:parent-style-name="Preformatted_20_Text" style:list-style-name="L55">
      <style:text-properties officeooo:rsid="01e68f33" officeooo:paragraph-rsid="002c3a33"/>
    </style:style>
    <style:style style:name="P166" style:family="paragraph" style:parent-style-name="Preformatted_20_Text">
      <style:text-properties officeooo:rsid="01e68f33" officeooo:paragraph-rsid="002c3a33"/>
    </style:style>
    <style:style style:name="P167" style:family="paragraph" style:parent-style-name="Preformatted_20_Text">
      <style:text-properties officeooo:rsid="01e95424" officeooo:paragraph-rsid="002c3a33"/>
    </style:style>
    <style:style style:name="P168" style:family="paragraph" style:parent-style-name="Preformatted_20_Text" style:list-style-name="L56">
      <style:text-properties officeooo:rsid="01eb4c7a" officeooo:paragraph-rsid="002c3a33"/>
    </style:style>
    <style:style style:name="P169" style:family="paragraph" style:parent-style-name="Preformatted_20_Text" style:list-style-name="L56">
      <style:text-properties officeooo:rsid="01ec6574" officeooo:paragraph-rsid="002c3a33"/>
    </style:style>
    <style:style style:name="P170" style:family="paragraph" style:parent-style-name="Preformatted_20_Text" style:list-style-name="L56">
      <style:text-properties officeooo:rsid="01ecf3dd" officeooo:paragraph-rsid="002c3a33"/>
    </style:style>
    <style:style style:name="P171" style:family="paragraph" style:parent-style-name="Preformatted_20_Text" style:list-style-name="L56">
      <style:text-properties officeooo:rsid="01ee1cee" officeooo:paragraph-rsid="002c3a33"/>
    </style:style>
    <style:style style:name="P172" style:family="paragraph" style:parent-style-name="Preformatted_20_Text" style:list-style-name="L56">
      <style:text-properties officeooo:rsid="01ef6b5a" officeooo:paragraph-rsid="002c3a33"/>
    </style:style>
    <style:style style:name="P173" style:family="paragraph" style:parent-style-name="Preformatted_20_Text">
      <style:text-properties officeooo:rsid="01ef6b5a" officeooo:paragraph-rsid="002c3a33"/>
    </style:style>
    <style:style style:name="P174" style:family="paragraph" style:parent-style-name="Preformatted_20_Text">
      <style:text-properties officeooo:rsid="01effeb9" officeooo:paragraph-rsid="002c3a33"/>
    </style:style>
    <style:style style:name="P175" style:family="paragraph" style:parent-style-name="Preformatted_20_Text" style:list-style-name="L57">
      <style:text-properties officeooo:rsid="01f00323" officeooo:paragraph-rsid="002c3a33"/>
    </style:style>
    <style:style style:name="P176" style:family="paragraph" style:parent-style-name="Preformatted_20_Text" style:list-style-name="L57">
      <style:text-properties officeooo:rsid="01f1adcc" officeooo:paragraph-rsid="002c3a33"/>
    </style:style>
    <style:style style:name="P177" style:family="paragraph" style:parent-style-name="Preformatted_20_Text" style:list-style-name="L57">
      <style:text-properties officeooo:rsid="01f2c105" officeooo:paragraph-rsid="002c3a33"/>
    </style:style>
    <style:style style:name="P178" style:family="paragraph" style:parent-style-name="Preformatted_20_Text" style:list-style-name="L57">
      <style:text-properties officeooo:rsid="01f43942" officeooo:paragraph-rsid="002c3a33"/>
    </style:style>
    <style:style style:name="P179" style:family="paragraph" style:parent-style-name="Preformatted_20_Text">
      <style:text-properties officeooo:rsid="01f43942" officeooo:paragraph-rsid="002c3a33"/>
    </style:style>
    <style:style style:name="P180" style:family="paragraph" style:parent-style-name="Preformatted_20_Text">
      <style:text-properties officeooo:rsid="01f570d1" officeooo:paragraph-rsid="002c3a33"/>
    </style:style>
    <style:style style:name="P181" style:family="paragraph" style:parent-style-name="Preformatted_20_Text" style:list-style-name="L58">
      <style:text-properties officeooo:rsid="01f762e1" officeooo:paragraph-rsid="002c3a33"/>
    </style:style>
    <style:style style:name="P182" style:family="paragraph" style:parent-style-name="Preformatted_20_Text" style:list-style-name="L58">
      <style:text-properties officeooo:rsid="01f82cfe" officeooo:paragraph-rsid="002c3a33"/>
    </style:style>
    <style:style style:name="P183" style:family="paragraph" style:parent-style-name="Preformatted_20_Text" style:list-style-name="L58">
      <style:text-properties officeooo:rsid="01f8334a" officeooo:paragraph-rsid="002c3a33"/>
    </style:style>
    <style:style style:name="P184" style:family="paragraph" style:parent-style-name="Preformatted_20_Text" style:list-style-name="L58">
      <style:text-properties officeooo:rsid="01fa17fd" officeooo:paragraph-rsid="002c3a33"/>
    </style:style>
    <style:style style:name="P185" style:family="paragraph" style:parent-style-name="Preformatted_20_Text" style:list-style-name="L58">
      <style:text-properties officeooo:rsid="01fb4b68" officeooo:paragraph-rsid="002c3a33"/>
    </style:style>
    <style:style style:name="P186" style:family="paragraph" style:parent-style-name="Preformatted_20_Text">
      <style:text-properties officeooo:rsid="01fb4b68" officeooo:paragraph-rsid="002c3a33"/>
    </style:style>
    <style:style style:name="P187" style:family="paragraph" style:parent-style-name="Preformatted_20_Text">
      <style:text-properties officeooo:rsid="01fbf2fa" officeooo:paragraph-rsid="002c3a33"/>
    </style:style>
    <style:style style:name="P188" style:family="paragraph" style:parent-style-name="Preformatted_20_Text" style:list-style-name="L59">
      <style:text-properties officeooo:rsid="01fd88e0" officeooo:paragraph-rsid="002c3a33"/>
    </style:style>
    <style:style style:name="P189" style:family="paragraph" style:parent-style-name="Preformatted_20_Text">
      <style:text-properties officeooo:rsid="01fd88e0" officeooo:paragraph-rsid="002c3a33"/>
    </style:style>
    <style:style style:name="P190" style:family="paragraph" style:parent-style-name="Preformatted_20_Text" style:list-style-name="L59">
      <style:text-properties officeooo:rsid="01fe91c3" officeooo:paragraph-rsid="002c3a33"/>
    </style:style>
    <style:style style:name="P191" style:family="paragraph" style:parent-style-name="Preformatted_20_Text" style:list-style-name="L59">
      <style:text-properties officeooo:rsid="020073fd" officeooo:paragraph-rsid="002c3a33"/>
    </style:style>
    <style:style style:name="P192" style:family="paragraph" style:parent-style-name="Preformatted_20_Text" style:list-style-name="L59">
      <style:text-properties officeooo:rsid="020123a3" officeooo:paragraph-rsid="002c3a33"/>
    </style:style>
    <style:style style:name="P193" style:family="paragraph" style:parent-style-name="Preformatted_20_Text" style:list-style-name="L59">
      <style:text-properties officeooo:rsid="02040cf3" officeooo:paragraph-rsid="002c3a33"/>
    </style:style>
    <style:style style:name="P194" style:family="paragraph" style:parent-style-name="Preformatted_20_Text">
      <style:text-properties officeooo:rsid="02040cf3" officeooo:paragraph-rsid="002c3a33"/>
    </style:style>
    <style:style style:name="P195" style:family="paragraph" style:parent-style-name="Preformatted_20_Text">
      <style:text-properties officeooo:rsid="0204d573" officeooo:paragraph-rsid="002c3a33"/>
    </style:style>
    <style:style style:name="P196" style:family="paragraph" style:parent-style-name="Preformatted_20_Text" style:list-style-name="L60">
      <style:text-properties officeooo:rsid="0209b29c" officeooo:paragraph-rsid="002c3a33"/>
    </style:style>
    <style:style style:name="P197" style:family="paragraph" style:parent-style-name="Preformatted_20_Text" style:list-style-name="L60">
      <style:text-properties officeooo:rsid="0209f292" officeooo:paragraph-rsid="002c3a33"/>
    </style:style>
    <style:style style:name="P198" style:family="paragraph" style:parent-style-name="Preformatted_20_Text" style:list-style-name="L60">
      <style:text-properties officeooo:rsid="020a7a63" officeooo:paragraph-rsid="002c3a33"/>
    </style:style>
    <style:style style:name="P199" style:family="paragraph" style:parent-style-name="Preformatted_20_Text" style:list-style-name="L60">
      <style:text-properties officeooo:rsid="020b2e1d" officeooo:paragraph-rsid="002c3a33"/>
    </style:style>
    <style:style style:name="P200" style:family="paragraph" style:parent-style-name="Preformatted_20_Text">
      <style:text-properties officeooo:rsid="020b2e1d" officeooo:paragraph-rsid="002c3a33"/>
    </style:style>
    <style:style style:name="P201" style:family="paragraph" style:parent-style-name="Preformatted_20_Text">
      <style:text-properties officeooo:rsid="020edec6" officeooo:paragraph-rsid="002c3a33"/>
    </style:style>
    <style:style style:name="P202" style:family="paragraph" style:parent-style-name="Preformatted_20_Text" style:list-style-name="L61">
      <style:text-properties officeooo:rsid="020fdfe0" officeooo:paragraph-rsid="002c3a33"/>
    </style:style>
    <style:style style:name="P203" style:family="paragraph" style:parent-style-name="Preformatted_20_Text" style:list-style-name="L61">
      <style:text-properties officeooo:rsid="0211d5e8" officeooo:paragraph-rsid="002c3a33"/>
    </style:style>
    <style:style style:name="P204" style:family="paragraph" style:parent-style-name="Preformatted_20_Text" style:list-style-name="L61">
      <style:text-properties officeooo:rsid="0213142c" officeooo:paragraph-rsid="002c3a33"/>
    </style:style>
    <style:style style:name="P205" style:family="paragraph" style:parent-style-name="Preformatted_20_Text" style:list-style-name="L61">
      <style:text-properties officeooo:rsid="02177780" officeooo:paragraph-rsid="002c3a33"/>
    </style:style>
    <style:style style:name="P206" style:family="paragraph" style:parent-style-name="Preformatted_20_Text" style:list-style-name="L61">
      <style:text-properties officeooo:rsid="0214f323" officeooo:paragraph-rsid="002c3a33"/>
    </style:style>
    <style:style style:name="P207" style:family="paragraph" style:parent-style-name="Preformatted_20_Text">
      <style:text-properties officeooo:rsid="02177f08" officeooo:paragraph-rsid="002c3a33"/>
    </style:style>
    <style:style style:name="P208" style:family="paragraph" style:parent-style-name="Preformatted_20_Text" style:list-style-name="L62">
      <style:text-properties officeooo:rsid="0218ace5" officeooo:paragraph-rsid="002c3a33"/>
    </style:style>
    <style:style style:name="P209" style:family="paragraph" style:parent-style-name="Preformatted_20_Text" style:list-style-name="L62">
      <style:text-properties officeooo:rsid="0218ee49" officeooo:paragraph-rsid="002c3a33"/>
    </style:style>
    <style:style style:name="P210" style:family="paragraph" style:parent-style-name="Preformatted_20_Text" style:list-style-name="L62">
      <style:text-properties officeooo:rsid="0219fd0f" officeooo:paragraph-rsid="002c3a33"/>
    </style:style>
    <style:style style:name="P211" style:family="paragraph" style:parent-style-name="Preformatted_20_Text" style:list-style-name="L62">
      <style:text-properties officeooo:rsid="021ab2cc" officeooo:paragraph-rsid="002c3a33"/>
    </style:style>
    <style:style style:name="P212" style:family="paragraph" style:parent-style-name="Preformatted_20_Text">
      <style:text-properties officeooo:rsid="021ab2cc" officeooo:paragraph-rsid="002c3a33"/>
    </style:style>
    <style:style style:name="P213" style:family="paragraph" style:parent-style-name="Preformatted_20_Text">
      <style:text-properties officeooo:rsid="021b5811" officeooo:paragraph-rsid="002c3a33"/>
    </style:style>
    <style:style style:name="P214" style:family="paragraph" style:parent-style-name="Preformatted_20_Text" style:list-style-name="L63">
      <style:text-properties officeooo:rsid="021bdd3e" officeooo:paragraph-rsid="002c3a33"/>
    </style:style>
    <style:style style:name="P215" style:family="paragraph" style:parent-style-name="Preformatted_20_Text" style:list-style-name="L63">
      <style:text-properties officeooo:rsid="021c777b" officeooo:paragraph-rsid="002c3a33"/>
    </style:style>
    <style:style style:name="P216" style:family="paragraph" style:parent-style-name="Preformatted_20_Text" style:list-style-name="L63">
      <style:text-properties officeooo:rsid="021d39c4" officeooo:paragraph-rsid="002c3a33"/>
    </style:style>
    <style:style style:name="P217" style:family="paragraph" style:parent-style-name="Preformatted_20_Text">
      <style:text-properties officeooo:rsid="021d39c4" officeooo:paragraph-rsid="002c3a33"/>
    </style:style>
    <style:style style:name="P218" style:family="paragraph" style:parent-style-name="Preformatted_20_Text" style:list-style-name="L64">
      <style:text-properties officeooo:rsid="022026a3" officeooo:paragraph-rsid="002c3a33"/>
    </style:style>
    <style:style style:name="P219" style:family="paragraph" style:parent-style-name="Preformatted_20_Text">
      <style:text-properties officeooo:rsid="022026a3" officeooo:paragraph-rsid="002c3a33"/>
    </style:style>
    <style:style style:name="P220" style:family="paragraph" style:parent-style-name="Preformatted_20_Text" style:list-style-name="L64">
      <style:text-properties officeooo:rsid="02221325" officeooo:paragraph-rsid="002c3a33"/>
    </style:style>
    <style:style style:name="P221" style:family="paragraph" style:parent-style-name="Preformatted_20_Text" style:list-style-name="L64">
      <style:text-properties officeooo:rsid="02222afd" officeooo:paragraph-rsid="002c3a33"/>
    </style:style>
    <style:style style:name="P222" style:family="paragraph" style:parent-style-name="Preformatted_20_Text" style:list-style-name="L64">
      <style:text-properties officeooo:rsid="02231f42" officeooo:paragraph-rsid="002c3a33"/>
    </style:style>
    <style:style style:name="P223" style:family="paragraph" style:parent-style-name="Preformatted_20_Text">
      <style:text-properties officeooo:rsid="02231f42" officeooo:paragraph-rsid="002c3a33"/>
    </style:style>
    <style:style style:name="P224" style:family="paragraph" style:parent-style-name="Preformatted_20_Text">
      <style:text-properties officeooo:rsid="0225acea" officeooo:paragraph-rsid="002c3a33"/>
    </style:style>
    <style:style style:name="P225" style:family="paragraph" style:parent-style-name="Preformatted_20_Text" style:list-style-name="L65">
      <style:text-properties officeooo:rsid="0226ef1c" officeooo:paragraph-rsid="002c3a33"/>
    </style:style>
    <style:style style:name="P226" style:family="paragraph" style:parent-style-name="Preformatted_20_Text" style:list-style-name="L65">
      <style:text-properties officeooo:rsid="0227a306" officeooo:paragraph-rsid="002c3a33"/>
    </style:style>
    <style:style style:name="P227" style:family="paragraph" style:parent-style-name="Preformatted_20_Text">
      <style:text-properties officeooo:rsid="0227a306" officeooo:paragraph-rsid="002c3a33"/>
    </style:style>
    <style:style style:name="P228" style:family="paragraph" style:parent-style-name="Preformatted_20_Text">
      <style:text-properties officeooo:rsid="02291144" officeooo:paragraph-rsid="002c3a33"/>
    </style:style>
    <style:style style:name="P229" style:family="paragraph" style:parent-style-name="Preformatted_20_Text" style:list-style-name="L66">
      <style:paragraph-properties fo:text-align="justify" style:justify-single-word="false"/>
      <style:text-properties officeooo:rsid="022b3b52" officeooo:paragraph-rsid="002c3a33"/>
    </style:style>
    <style:style style:name="P230" style:family="paragraph" style:parent-style-name="Preformatted_20_Text" style:list-style-name="L66">
      <style:paragraph-properties fo:text-align="justify" style:justify-single-word="false"/>
      <style:text-properties officeooo:rsid="022b43d8" officeooo:paragraph-rsid="002c3a33"/>
    </style:style>
    <style:style style:name="P231" style:family="paragraph" style:parent-style-name="Preformatted_20_Text" style:list-style-name="L66">
      <style:paragraph-properties fo:text-align="justify" style:justify-single-word="false"/>
      <style:text-properties officeooo:rsid="022bdb43" officeooo:paragraph-rsid="002c3a33"/>
    </style:style>
    <style:style style:name="P232" style:family="paragraph" style:parent-style-name="Preformatted_20_Text" style:list-style-name="L66">
      <style:paragraph-properties fo:text-align="justify" style:justify-single-word="false"/>
      <style:text-properties officeooo:rsid="022d8e70" officeooo:paragraph-rsid="002c3a33"/>
    </style:style>
    <style:style style:name="P233" style:family="paragraph" style:parent-style-name="Preformatted_20_Text">
      <style:paragraph-properties fo:text-align="justify" style:justify-single-word="false"/>
      <style:text-properties officeooo:rsid="022d8e70" officeooo:paragraph-rsid="002c3a33"/>
    </style:style>
    <style:style style:name="P234" style:family="paragraph" style:parent-style-name="Preformatted_20_Text" style:list-style-name="L67">
      <style:paragraph-properties fo:text-align="justify" style:justify-single-word="false"/>
      <style:text-properties officeooo:rsid="022fd2dd" officeooo:paragraph-rsid="002c3a33"/>
    </style:style>
    <style:style style:name="P235" style:family="paragraph" style:parent-style-name="Preformatted_20_Text">
      <style:paragraph-properties fo:text-align="justify" style:justify-single-word="false"/>
      <style:text-properties officeooo:rsid="022fd2dd" officeooo:paragraph-rsid="002c3a33"/>
    </style:style>
    <style:style style:name="P236" style:family="paragraph" style:parent-style-name="Preformatted_20_Text" style:list-style-name="L67">
      <style:paragraph-properties fo:text-align="justify" style:justify-single-word="false"/>
      <style:text-properties officeooo:rsid="02318289" officeooo:paragraph-rsid="002c3a33"/>
    </style:style>
    <style:style style:name="P237" style:family="paragraph" style:parent-style-name="Preformatted_20_Text" style:list-style-name="L67">
      <style:paragraph-properties fo:text-align="justify" style:justify-single-word="false"/>
      <style:text-properties officeooo:rsid="02335838" officeooo:paragraph-rsid="002c3a33"/>
    </style:style>
    <style:style style:name="P238" style:family="paragraph" style:parent-style-name="Preformatted_20_Text">
      <style:paragraph-properties fo:text-align="justify" style:justify-single-word="false"/>
      <style:text-properties officeooo:rsid="02341e8c" officeooo:paragraph-rsid="002c3a33"/>
    </style:style>
    <style:style style:name="P239" style:family="paragraph" style:parent-style-name="Preformatted_20_Text" style:list-style-name="L68">
      <style:paragraph-properties fo:text-align="justify" style:justify-single-word="false"/>
      <style:text-properties officeooo:rsid="0235bd69" officeooo:paragraph-rsid="002c3a33"/>
    </style:style>
    <style:style style:name="P240" style:family="paragraph" style:parent-style-name="Preformatted_20_Text" style:list-style-name="L68">
      <style:paragraph-properties fo:text-align="justify" style:justify-single-word="false"/>
      <style:text-properties officeooo:rsid="0236bd33" officeooo:paragraph-rsid="002c3a33"/>
    </style:style>
    <style:style style:name="P241" style:family="paragraph" style:parent-style-name="Preformatted_20_Text" style:list-style-name="L68">
      <style:paragraph-properties fo:text-align="justify" style:justify-single-word="false"/>
      <style:text-properties officeooo:rsid="023a8fce" officeooo:paragraph-rsid="002c3a33"/>
    </style:style>
    <style:style style:name="P242" style:family="paragraph" style:parent-style-name="Preformatted_20_Text" style:list-style-name="L68">
      <style:paragraph-properties fo:text-align="justify" style:justify-single-word="false"/>
      <style:text-properties officeooo:rsid="02374797" officeooo:paragraph-rsid="002c3a33"/>
    </style:style>
    <style:style style:name="P243" style:family="paragraph" style:parent-style-name="Preformatted_20_Text" style:list-style-name="L68">
      <style:paragraph-properties fo:text-align="justify" style:justify-single-word="false"/>
      <style:text-properties officeooo:rsid="0238faab" officeooo:paragraph-rsid="002c3a33"/>
    </style:style>
    <style:style style:name="P244" style:family="paragraph" style:parent-style-name="Preformatted_20_Text" style:list-style-name="L68">
      <style:paragraph-properties fo:text-align="justify" style:justify-single-word="false"/>
      <style:text-properties officeooo:rsid="0237319a" officeooo:paragraph-rsid="002c3a33"/>
    </style:style>
    <style:style style:name="P245" style:family="paragraph" style:parent-style-name="Preformatted_20_Text" style:list-style-name="L68">
      <style:paragraph-properties fo:text-align="justify" style:justify-single-word="false"/>
      <style:text-properties officeooo:rsid="023c68bf" officeooo:paragraph-rsid="002c3a33"/>
    </style:style>
    <style:style style:name="P246" style:family="paragraph" style:parent-style-name="Preformatted_20_Text" style:list-style-name="L68">
      <style:paragraph-properties fo:text-align="justify" style:justify-single-word="false"/>
      <style:text-properties officeooo:rsid="023cf88d" officeooo:paragraph-rsid="002c3a33"/>
    </style:style>
    <style:style style:name="P247" style:family="paragraph" style:parent-style-name="Preformatted_20_Text" style:list-style-name="L68">
      <style:text-properties officeooo:rsid="023e9d7c" officeooo:paragraph-rsid="002c3a33"/>
    </style:style>
    <style:style style:name="P248" style:family="paragraph" style:parent-style-name="Preformatted_20_Text" style:list-style-name="L68">
      <style:text-properties officeooo:rsid="023fd545" officeooo:paragraph-rsid="002c3a33"/>
    </style:style>
    <style:style style:name="P249" style:family="paragraph" style:parent-style-name="Preformatted_20_Text" style:list-style-name="L68">
      <style:text-properties officeooo:rsid="0240bd8c" officeooo:paragraph-rsid="002c3a33"/>
    </style:style>
    <style:style style:name="P250" style:family="paragraph" style:parent-style-name="Preformatted_20_Text" style:list-style-name="L68">
      <style:text-properties officeooo:rsid="0240e6bb" officeooo:paragraph-rsid="002c3a33"/>
    </style:style>
    <style:style style:name="P251" style:family="paragraph" style:parent-style-name="Preformatted_20_Text">
      <style:text-properties officeooo:rsid="0240e6bb" officeooo:paragraph-rsid="002c3a33"/>
    </style:style>
    <style:style style:name="P252" style:family="paragraph" style:parent-style-name="Preformatted_20_Text">
      <style:text-properties officeooo:rsid="02420e9d" officeooo:paragraph-rsid="002c3a33"/>
    </style:style>
    <style:style style:name="P253" style:family="paragraph" style:parent-style-name="Preformatted_20_Text" style:list-style-name="L69">
      <style:text-properties officeooo:rsid="0242f6fd" officeooo:paragraph-rsid="002c3a33"/>
    </style:style>
    <style:style style:name="P254" style:family="paragraph" style:parent-style-name="Preformatted_20_Text" style:list-style-name="L69">
      <style:text-properties officeooo:rsid="0246917e" officeooo:paragraph-rsid="002c3a33"/>
    </style:style>
    <style:style style:name="P255" style:family="paragraph" style:parent-style-name="Preformatted_20_Text" style:list-style-name="L69">
      <style:text-properties officeooo:rsid="024888b0" officeooo:paragraph-rsid="002c3a33"/>
    </style:style>
    <style:style style:name="P256" style:family="paragraph" style:parent-style-name="Preformatted_20_Text" style:list-style-name="L69">
      <style:text-properties officeooo:rsid="024b053d" officeooo:paragraph-rsid="002c3a33"/>
    </style:style>
    <style:style style:name="P257" style:family="paragraph" style:parent-style-name="Preformatted_20_Text" style:list-style-name="L69">
      <style:text-properties officeooo:rsid="024c8bc0" officeooo:paragraph-rsid="002c3a33"/>
    </style:style>
    <style:style style:name="P258" style:family="paragraph" style:parent-style-name="Preformatted_20_Text">
      <style:text-properties officeooo:rsid="024c8bc0" officeooo:paragraph-rsid="002c3a33"/>
    </style:style>
    <style:style style:name="P259" style:family="paragraph" style:parent-style-name="Preformatted_20_Text">
      <style:text-properties officeooo:rsid="0250ec2b" officeooo:paragraph-rsid="002c3a33"/>
    </style:style>
    <style:style style:name="P260" style:family="paragraph" style:parent-style-name="Preformatted_20_Text" style:list-style-name="L70">
      <style:text-properties officeooo:rsid="0251761d" officeooo:paragraph-rsid="002c3a33"/>
    </style:style>
    <style:style style:name="P261" style:family="paragraph" style:parent-style-name="Preformatted_20_Text" style:list-style-name="L70">
      <style:text-properties officeooo:rsid="02552bce" officeooo:paragraph-rsid="002c3a33"/>
    </style:style>
    <style:style style:name="P262" style:family="paragraph" style:parent-style-name="Preformatted_20_Text">
      <style:text-properties officeooo:rsid="02552bce" officeooo:paragraph-rsid="002c3a33"/>
    </style:style>
    <style:style style:name="P263" style:family="paragraph" style:parent-style-name="Preformatted_20_Text">
      <style:text-properties officeooo:rsid="0255367d" officeooo:paragraph-rsid="002c3a33"/>
    </style:style>
    <style:style style:name="P264" style:family="paragraph" style:parent-style-name="Preformatted_20_Text" style:list-style-name="L71">
      <style:text-properties officeooo:rsid="0255798b" officeooo:paragraph-rsid="002c3a33"/>
    </style:style>
    <style:style style:name="P265" style:family="paragraph" style:parent-style-name="Preformatted_20_Text">
      <style:text-properties officeooo:rsid="0255798b" officeooo:paragraph-rsid="002c3a33"/>
    </style:style>
    <style:style style:name="P266" style:family="paragraph" style:parent-style-name="Preformatted_20_Text" style:list-style-name="L72">
      <style:text-properties officeooo:rsid="0255f897" officeooo:paragraph-rsid="002c3a33"/>
    </style:style>
    <style:style style:name="P267" style:family="paragraph" style:parent-style-name="Preformatted_20_Text" style:list-style-name="L72">
      <style:text-properties officeooo:rsid="0257b3be" officeooo:paragraph-rsid="002c3a33"/>
    </style:style>
    <style:style style:name="P268" style:family="paragraph" style:parent-style-name="Preformatted_20_Text">
      <style:text-properties officeooo:rsid="0257b3be" officeooo:paragraph-rsid="002c3a33"/>
    </style:style>
    <style:style style:name="P269" style:family="paragraph" style:parent-style-name="Preformatted_20_Text">
      <style:text-properties officeooo:rsid="0257e58c" officeooo:paragraph-rsid="002c3a33"/>
    </style:style>
    <style:style style:name="P270" style:family="paragraph" style:parent-style-name="Preformatted_20_Text" style:list-style-name="L73">
      <style:text-properties officeooo:rsid="0259c86b" officeooo:paragraph-rsid="002c3a33"/>
    </style:style>
    <style:style style:name="P271" style:family="paragraph" style:parent-style-name="Preformatted_20_Text" style:list-style-name="L73">
      <style:text-properties officeooo:rsid="025b7d4c" officeooo:paragraph-rsid="002c3a33"/>
    </style:style>
    <style:style style:name="P272" style:family="paragraph" style:parent-style-name="Preformatted_20_Text" style:list-style-name="L73">
      <style:text-properties officeooo:rsid="025d7008" officeooo:paragraph-rsid="002c3a33"/>
    </style:style>
    <style:style style:name="P273" style:family="paragraph" style:parent-style-name="Preformatted_20_Text" style:list-style-name="L73">
      <style:text-properties officeooo:rsid="025f229b" officeooo:paragraph-rsid="002c3a33"/>
    </style:style>
    <style:style style:name="P274" style:family="paragraph" style:parent-style-name="Preformatted_20_Text" style:list-style-name="L73">
      <style:text-properties officeooo:rsid="0260a433" officeooo:paragraph-rsid="002c3a33"/>
    </style:style>
    <style:style style:name="P275" style:family="paragraph" style:parent-style-name="Preformatted_20_Text">
      <style:text-properties officeooo:rsid="0260a433" officeooo:paragraph-rsid="002c3a33"/>
    </style:style>
    <style:style style:name="P276" style:family="paragraph" style:parent-style-name="Preformatted_20_Text">
      <style:text-properties officeooo:rsid="0261b218" officeooo:paragraph-rsid="002c3a33"/>
    </style:style>
    <style:style style:name="P277" style:family="paragraph" style:parent-style-name="Preformatted_20_Text" style:list-style-name="L74">
      <style:text-properties officeooo:rsid="0263087d" officeooo:paragraph-rsid="002c3a33"/>
    </style:style>
    <style:style style:name="P278" style:family="paragraph" style:parent-style-name="Preformatted_20_Text" style:list-style-name="L74">
      <style:text-properties officeooo:rsid="0264ea9a" officeooo:paragraph-rsid="002c3a33"/>
    </style:style>
    <style:style style:name="P279" style:family="paragraph" style:parent-style-name="Preformatted_20_Text" style:list-style-name="L74">
      <style:text-properties officeooo:rsid="0265912e" officeooo:paragraph-rsid="002c3a33"/>
    </style:style>
    <style:style style:name="P280" style:family="paragraph" style:parent-style-name="Preformatted_20_Text" style:list-style-name="L74">
      <style:text-properties officeooo:rsid="02677860" officeooo:paragraph-rsid="002c3a33"/>
    </style:style>
    <style:style style:name="P281" style:family="paragraph" style:parent-style-name="Preformatted_20_Text" style:list-style-name="L74">
      <style:text-properties officeooo:rsid="0267d75a" officeooo:paragraph-rsid="002c3a33"/>
    </style:style>
    <style:style style:name="P282" style:family="paragraph" style:parent-style-name="Preformatted_20_Text" style:list-style-name="L74">
      <style:text-properties officeooo:rsid="0269a585" officeooo:paragraph-rsid="002c3a33"/>
    </style:style>
    <style:style style:name="P283" style:family="paragraph" style:parent-style-name="Preformatted_20_Text" style:list-style-name="L74">
      <style:text-properties officeooo:rsid="026ade54" officeooo:paragraph-rsid="002c3a33"/>
    </style:style>
    <style:style style:name="P284" style:family="paragraph" style:parent-style-name="Preformatted_20_Text" style:list-style-name="L74">
      <style:text-properties officeooo:rsid="026ba9dc" officeooo:paragraph-rsid="002c3a33"/>
    </style:style>
    <style:style style:name="P285" style:family="paragraph" style:parent-style-name="Preformatted_20_Text" style:list-style-name="L74">
      <style:text-properties officeooo:rsid="026c2c2e" officeooo:paragraph-rsid="002c3a33"/>
    </style:style>
    <style:style style:name="P286" style:family="paragraph" style:parent-style-name="Preformatted_20_Text" style:list-style-name="L74">
      <style:text-properties officeooo:rsid="026d55fe" officeooo:paragraph-rsid="002c3a33"/>
    </style:style>
    <style:style style:name="P287" style:family="paragraph" style:parent-style-name="Preformatted_20_Text" style:list-style-name="L74">
      <style:text-properties officeooo:rsid="026da7c6" officeooo:paragraph-rsid="002c3a33"/>
    </style:style>
    <style:style style:name="P288" style:family="paragraph" style:parent-style-name="Preformatted_20_Text">
      <style:text-properties officeooo:rsid="026da7c6" officeooo:paragraph-rsid="002c3a33"/>
    </style:style>
    <style:style style:name="P289" style:family="paragraph" style:parent-style-name="Preformatted_20_Text">
      <style:text-properties officeooo:rsid="026ebf34" officeooo:paragraph-rsid="002c3a33"/>
    </style:style>
    <style:style style:name="P290" style:family="paragraph" style:parent-style-name="Preformatted_20_Text" style:list-style-name="L75">
      <style:text-properties officeooo:rsid="02702a61" officeooo:paragraph-rsid="002c3a33"/>
    </style:style>
    <style:style style:name="P291" style:family="paragraph" style:parent-style-name="Preformatted_20_Text" style:list-style-name="L75">
      <style:text-properties officeooo:rsid="02733bf2" officeooo:paragraph-rsid="002c3a33"/>
    </style:style>
    <style:style style:name="P292" style:family="paragraph" style:parent-style-name="Preformatted_20_Text" style:list-style-name="L75">
      <style:text-properties officeooo:rsid="0273adb5" officeooo:paragraph-rsid="002c3a33"/>
    </style:style>
    <style:style style:name="P293" style:family="paragraph" style:parent-style-name="Preformatted_20_Text" style:list-style-name="L75">
      <style:text-properties officeooo:rsid="027488a6" officeooo:paragraph-rsid="002c3a33"/>
    </style:style>
    <style:style style:name="P294" style:family="paragraph" style:parent-style-name="Preformatted_20_Text" style:list-style-name="L75">
      <style:text-properties officeooo:rsid="0275dff9" officeooo:paragraph-rsid="002c3a33"/>
    </style:style>
    <style:style style:name="P295" style:family="paragraph" style:parent-style-name="Preformatted_20_Text">
      <style:text-properties officeooo:rsid="0275dff9" officeooo:paragraph-rsid="002c3a33"/>
    </style:style>
    <style:style style:name="P296" style:family="paragraph" style:parent-style-name="Preformatted_20_Text">
      <style:text-properties officeooo:rsid="02775c97" officeooo:paragraph-rsid="002c3a33"/>
    </style:style>
    <style:style style:name="P297" style:family="paragraph" style:parent-style-name="Preformatted_20_Text" style:list-style-name="L76">
      <style:text-properties officeooo:rsid="02789e4d" officeooo:paragraph-rsid="002c3a33"/>
    </style:style>
    <style:style style:name="P298" style:family="paragraph" style:parent-style-name="Preformatted_20_Text" style:list-style-name="L76">
      <style:text-properties officeooo:rsid="027a4de2" officeooo:paragraph-rsid="002c3a33"/>
    </style:style>
    <style:style style:name="P299" style:family="paragraph" style:parent-style-name="Preformatted_20_Text" style:list-style-name="L76">
      <style:text-properties officeooo:rsid="027c2f0a" officeooo:paragraph-rsid="002c3a33"/>
    </style:style>
    <style:style style:name="P300" style:family="paragraph" style:parent-style-name="Preformatted_20_Text" style:list-style-name="L76">
      <style:text-properties officeooo:rsid="027c96f8" officeooo:paragraph-rsid="002c3a33"/>
    </style:style>
    <style:style style:name="P301" style:family="paragraph" style:parent-style-name="Preformatted_20_Text" style:list-style-name="L76">
      <style:text-properties officeooo:rsid="027dcbab" officeooo:paragraph-rsid="002c3a33"/>
    </style:style>
    <style:style style:name="P302" style:family="paragraph" style:parent-style-name="Preformatted_20_Text">
      <style:text-properties officeooo:rsid="027dcbab" officeooo:paragraph-rsid="002c3a33"/>
    </style:style>
    <style:style style:name="P303" style:family="paragraph" style:parent-style-name="Preformatted_20_Text">
      <style:text-properties officeooo:rsid="027ed314" officeooo:paragraph-rsid="002c3a33"/>
    </style:style>
    <style:style style:name="P304" style:family="paragraph" style:parent-style-name="Preformatted_20_Text" style:list-style-name="L77">
      <style:text-properties officeooo:rsid="028010a8" officeooo:paragraph-rsid="002c3a33"/>
    </style:style>
    <style:style style:name="P305" style:family="paragraph" style:parent-style-name="Preformatted_20_Text" style:list-style-name="L77">
      <style:text-properties officeooo:rsid="028078d5" officeooo:paragraph-rsid="002c3a33"/>
    </style:style>
    <style:style style:name="P306" style:family="paragraph" style:parent-style-name="Preformatted_20_Text" style:list-style-name="L77">
      <style:text-properties officeooo:rsid="0282f4ff" officeooo:paragraph-rsid="002c3a33"/>
    </style:style>
    <style:style style:name="P307" style:family="paragraph" style:parent-style-name="Preformatted_20_Text" style:list-style-name="L77">
      <style:text-properties officeooo:rsid="02849339" officeooo:paragraph-rsid="002c3a33"/>
    </style:style>
    <style:style style:name="P308" style:family="paragraph" style:parent-style-name="Preformatted_20_Text">
      <style:text-properties officeooo:rsid="02849339" officeooo:paragraph-rsid="002c3a33"/>
    </style:style>
    <style:style style:name="P309" style:family="paragraph" style:parent-style-name="Preformatted_20_Text">
      <style:text-properties officeooo:rsid="0286133b" officeooo:paragraph-rsid="002c3a33"/>
    </style:style>
    <style:style style:name="P310" style:family="paragraph" style:parent-style-name="Preformatted_20_Text" style:list-style-name="L78">
      <style:text-properties officeooo:rsid="0287e199" officeooo:paragraph-rsid="002c3a33"/>
    </style:style>
    <style:style style:name="P311" style:family="paragraph" style:parent-style-name="Preformatted_20_Text" style:list-style-name="L78">
      <style:text-properties officeooo:rsid="0289aea6" officeooo:paragraph-rsid="002c3a33"/>
    </style:style>
    <style:style style:name="P312" style:family="paragraph" style:parent-style-name="Preformatted_20_Text" style:list-style-name="L78">
      <style:text-properties officeooo:rsid="028a795b" officeooo:paragraph-rsid="002c3a33"/>
    </style:style>
    <style:style style:name="P313" style:family="paragraph" style:parent-style-name="Preformatted_20_Text">
      <style:text-properties officeooo:rsid="028a795b" officeooo:paragraph-rsid="002c3a33"/>
    </style:style>
    <style:style style:name="P314" style:family="paragraph" style:parent-style-name="Preformatted_20_Text">
      <style:text-properties officeooo:rsid="028d2097" officeooo:paragraph-rsid="002c3a33"/>
    </style:style>
    <style:style style:name="T1" style:family="text">
      <style:text-properties officeooo:rsid="000ab752"/>
    </style:style>
    <style:style style:name="T2" style:family="text">
      <style:text-properties officeooo:rsid="0011ce87"/>
    </style:style>
    <style:style style:name="T3" style:family="text">
      <style:text-properties officeooo:rsid="0011e79a"/>
    </style:style>
    <style:style style:name="T4" style:family="text">
      <style:text-properties officeooo:rsid="0016d93f"/>
    </style:style>
    <style:style style:name="T5" style:family="text">
      <style:text-properties officeooo:rsid="00181a45"/>
    </style:style>
    <style:style style:name="T6" style:family="text">
      <style:text-properties officeooo:rsid="001852e7"/>
    </style:style>
    <style:style style:name="T7" style:family="text">
      <style:text-properties officeooo:rsid="00257de5"/>
    </style:style>
    <style:style style:name="T8" style:family="text">
      <style:text-properties officeooo:rsid="00283c3f"/>
    </style:style>
    <style:style style:name="T9" style:family="text">
      <style:text-properties officeooo:rsid="002a7649"/>
    </style:style>
    <style:style style:name="T10" style:family="text">
      <style:text-properties officeooo:rsid="0182b1b7"/>
    </style:style>
    <style:style style:name="T11" style:family="text">
      <style:text-properties officeooo:rsid="0185b033"/>
    </style:style>
    <style:style style:name="T12" style:family="text">
      <style:text-properties officeooo:rsid="01875be9"/>
    </style:style>
    <style:style style:name="T13" style:family="text">
      <style:text-properties officeooo:rsid="01886516"/>
    </style:style>
    <style:style style:name="T14" style:family="text">
      <style:text-properties officeooo:rsid="018d11f8"/>
    </style:style>
    <style:style style:name="T15" style:family="text">
      <style:text-properties officeooo:rsid="018e73ff"/>
    </style:style>
    <style:style style:name="T16" style:family="text">
      <style:text-properties officeooo:rsid="0197b122"/>
    </style:style>
    <style:style style:name="T17" style:family="text">
      <style:text-properties officeooo:rsid="019a6f18"/>
    </style:style>
    <style:style style:name="T18" style:family="text">
      <style:text-properties officeooo:rsid="019c1a78"/>
    </style:style>
    <style:style style:name="T19" style:family="text">
      <style:text-properties officeooo:rsid="01a34b16"/>
    </style:style>
    <style:style style:name="T20" style:family="text">
      <style:text-properties officeooo:rsid="01a6a2b1"/>
    </style:style>
    <style:style style:name="T21" style:family="text">
      <style:text-properties officeooo:rsid="01ab5cb9"/>
    </style:style>
    <style:style style:name="T22" style:family="text">
      <style:text-properties officeooo:rsid="028f494c"/>
    </style:style>
    <style:style style:name="T23" style:family="text">
      <style:text-properties officeooo:rsid="01bb0774"/>
    </style:style>
    <style:style style:name="T24" style:family="text">
      <style:text-properties officeooo:rsid="01c3b90d"/>
    </style:style>
    <style:style style:name="T25" style:family="text">
      <style:text-properties officeooo:rsid="01c9db74"/>
    </style:style>
    <style:style style:name="T26" style:family="text">
      <style:text-properties officeooo:rsid="01ce41b8"/>
    </style:style>
    <style:style style:name="T27" style:family="text">
      <style:text-properties officeooo:rsid="01d96d7c"/>
    </style:style>
    <style:style style:name="T28" style:family="text">
      <style:text-properties officeooo:rsid="01db35dc"/>
    </style:style>
    <style:style style:name="T29" style:family="text">
      <style:text-properties officeooo:rsid="01dd2f8e"/>
    </style:style>
    <style:style style:name="T30" style:family="text">
      <style:text-properties officeooo:rsid="01e280a1"/>
    </style:style>
    <style:style style:name="T31" style:family="text">
      <style:text-properties officeooo:rsid="01e89d79"/>
    </style:style>
    <style:style style:name="T32" style:family="text">
      <style:text-properties officeooo:rsid="01e947ab"/>
    </style:style>
    <style:style style:name="T33" style:family="text">
      <style:text-properties officeooo:rsid="01fe91c3"/>
    </style:style>
    <style:style style:name="T34" style:family="text">
      <style:text-properties officeooo:rsid="020a7a63"/>
    </style:style>
    <style:style style:name="T35" style:family="text">
      <style:text-properties officeooo:rsid="021d39c4"/>
    </style:style>
    <style:style style:name="T36" style:family="text">
      <style:text-properties officeooo:rsid="02249e57"/>
    </style:style>
    <style:style style:name="T37" style:family="text">
      <style:text-properties officeooo:rsid="02291144"/>
    </style:style>
    <style:style style:name="T38" style:family="text">
      <style:text-properties officeooo:rsid="022bdb43"/>
    </style:style>
    <style:style style:name="T39" style:family="text">
      <style:text-properties officeooo:rsid="023c68bf"/>
    </style:style>
    <style:style style:name="T40" style:family="text">
      <style:text-properties officeooo:rsid="0236d22b"/>
    </style:style>
    <style:style style:name="T41" style:family="text">
      <style:text-properties officeooo:rsid="0238714f"/>
    </style:style>
    <style:style style:name="T42" style:family="text">
      <style:text-properties officeooo:rsid="02374797"/>
    </style:style>
    <style:style style:name="T43" style:family="text">
      <style:text-properties officeooo:rsid="0244c181"/>
    </style:style>
    <style:style style:name="T44" style:family="text">
      <style:text-properties officeooo:rsid="024a6a38"/>
    </style:style>
    <style:style style:name="T45" style:family="text">
      <style:text-properties officeooo:rsid="024b2e29"/>
    </style:style>
    <style:style style:name="T46" style:family="text">
      <style:text-properties officeooo:rsid="02518dd2"/>
    </style:style>
    <style:style style:name="T47" style:family="text">
      <style:text-properties officeooo:rsid="0264649c"/>
    </style:style>
    <style:style style:name="T48" style:family="text">
      <style:text-properties officeooo:rsid="0267d75a"/>
    </style:style>
    <style:style style:name="T49" style:family="text">
      <style:text-properties officeooo:rsid="02733bf2"/>
    </style:style>
    <style:style style:name="T50" style:family="text">
      <style:text-properties officeooo:rsid="0281219b"/>
    </style:style>
    <style:style style:name="T51" style:family="text">
      <style:text-properties officeooo:rsid="0285b8fc"/>
    </style:style>
    <style:style style:name="T52" style:family="text">
      <style:text-properties officeooo:rsid="0289ae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gon Assault <text:span text:style-name="T1">Blue prints</text:span></text:p>
      <text:p text:style-name="P1"/>
      <text:p text:style-name="P2">Game Design</text:p>
      <text:p text:style-name="P2"/>
      <text:list xml:id="list2370830708242888986" text:style-name="L1">
        <text:list-item>
          <text:p text:style-name="P11">argon assault is a rails shooter</text:p>
          <text:list>
            <text:list-item>
              <text:p text:style-name="P11">the camera and a ship will be on rails, flying through the game space</text:p>
            </text:list-item>
            <text:list-item>
              <text:p text:style-name="P12">Enemy ships will be zooming around the game space </text:p>
            </text:list-item>
            <text:list-item>
              <text:p text:style-name="P12">points will be given for each ship destroyed.</text:p>
            </text:list-item>
            <text:list-item>
              <text:p text:style-name="P12">Player movement is horizontal and vertical </text:p>
            </text:list-item>
          </text:list>
        </text:list-item>
        <text:list-item>
          <text:p text:style-name="P12">Onion </text:p>
          <text:list>
            <text:list-item>
              <text:p text:style-name="P12">core mechanic: Dodge and shoot </text:p>
              <text:list>
                <text:list-item>
                  <text:p text:style-name="P12">then chaos!</text:p>
                  <text:list>
                    <text:list-item>
                      <text:p text:style-name="P12">Get as far as possible without dying</text:p>
                    </text:list-item>
                  </text:list>
                </text:list-item>
              </text:list>
            </text:list-item>
          </text:list>
        </text:list-item>
        <text:list-item>
          <text:p text:style-name="P13">Theme </text:p>
          <text:list>
            <text:list-item>
              <text:p text:style-name="P13">stop the enemy from taking over the unknown planet</text:p>
            </text:list-item>
          </text:list>
        </text:list-item>
        <text:list-item>
          <text:p text:style-name="P14">Game Flow and screens</text:p>
          <text:list>
            <text:list-item>
              <text:p text:style-name="P15">menu/start screen</text:p>
              <text:list>
                <text:list-item>
                  <text:p text:style-name="P15">gives directions for play </text:p>
                </text:list-item>
              </text:list>
            </text:list-item>
            <text:list-item>
              <text:p text:style-name="P15">menu screen <text:span text:style-name="T2">&gt;</text:span> to play screen</text:p>
              <text:list>
                <text:list-item>
                  <text:p text:style-name="P15">play screen <text:span text:style-name="T2">&gt;</text:span> to pause or death screen </text:p>
                </text:list-item>
                <text:list-item>
                  <text:p text:style-name="P16">pause screen &gt; to menu screen or resume</text:p>
                </text:list-item>
              </text:list>
            </text:list-item>
          </text:list>
        </text:list-item>
        <text:list-item>
          <text:p text:style-name="P17">Tech specs</text:p>
          <text:list>
            <text:list-item>
              <text:p text:style-name="P16">1920 x 1080 <text:span text:style-name="T3">resolution</text:span>, 16:9 ratio </text:p>
            </text:list-item>
            <text:list-item>
              <text:p text:style-name="P18">source control is git</text:p>
              <text:list>
                <text:list-item>
                  <text:p text:style-name="P18">use git ignore</text:p>
                </text:list-item>
              </text:list>
            </text:list-item>
          </text:list>
        </text:list-item>
      </text:list>
      <text:p text:style-name="P7"/>
      <text:p text:style-name="P3"/>
      <text:p text:style-name="P5">Game Space</text:p>
      <text:p text:style-name="P4"/>
      <text:list xml:id="list6218344125204498866" text:style-name="L2">
        <text:list-item>
          <text:p text:style-name="P19">create the terrain</text:p>
          <text:list>
            <text:list-item>
              <text:p text:style-name="P19">new 3d object &gt; terrain <text:span text:style-name="T4">1000 x 1000 world units</text:span></text:p>
            </text:list-item>
            <text:list-item>
              <text:p text:style-name="P20">lower terrain on Y axis, then paint/<text:span text:style-name="T6">flatten </text:span>back to zero. <text:span text:style-name="T6">This lets us dig valleys.</text:span> <text:span text:style-name="T5">Use paint height to make plateaus.</text:span></text:p>
            </text:list-item>
            <text:list-item>
              <text:p text:style-name="P21">Hide edges of terrain with mountains, world focus should be around center of terrain</text:p>
            </text:list-item>
          </text:list>
        </text:list-item>
      </text:list>
      <text:p text:style-name="P6"/>
      <text:list xml:id="list111250641689951" text:continue-numbering="true" text:style-name="L2">
        <text:list-item>
          <text:p text:style-name="P22">add textures</text:p>
          <text:list>
            <text:list-item>
              <text:p text:style-name="P22">get rock textures from the asset store, you already own them</text:p>
              <text:list>
                <text:list-item>
                  <text:p text:style-name="P23">asset store, hard drive icon &gt; store what you own</text:p>
                </text:list-item>
                <text:list-item>
                  <text:p text:style-name="P23">just the textures, no scripts or demos</text:p>
                </text:list-item>
              </text:list>
            </text:list-item>
            <text:list-item>
              <text:p text:style-name="P23">terrain &gt; paint textures &gt; edit textures &gt; add textures</text:p>
              <text:list>
                <text:list-item>
                  <text:p text:style-name="P23">rock 3 into albedo, rock3 norm into normal</text:p>
                </text:list-item>
              </text:list>
            </text:list-item>
            <text:list-item>
              <text:p text:style-name="P24">bump, height, and normal map</text:p>
              <text:list>
                <text:list-item>
                  <text:p text:style-name="P25">bump – how light catches a shape</text:p>
                </text:list-item>
                <text:list-item>
                  <text:p text:style-name="P25">height – uses white to black scale to show height</text:p>
                </text:list-item>
                <text:list-item>
                  <text:p text:style-name="P25">normal – uses RGB to indicate which way pixels are pointing.</text:p>
                  <text:list>
                    <text:list-item>
                      <text:p text:style-name="P26">The normal adds nooks and crannies</text:p>
                    </text:list-item>
                    <text:list-item>
                      <text:p text:style-name="P26"><text:soft-page-break/>increase the scale of the texture to 100 x 100 to increase the size of the nooks and crannies</text:p>
                    </text:list-item>
                  </text:list>
                </text:list-item>
              </text:list>
            </text:list-item>
          </text:list>
        </text:list-item>
      </text:list>
      <text:p text:style-name="P8"/>
      <text:list xml:id="list111250794853180" text:continue-numbering="true" text:style-name="L2">
        <text:list-item>
          <text:p text:style-name="P27">Skybox</text:p>
          <text:list>
            <text:list-item>
              <text:p text:style-name="P28">new material named skybox, change shader to skybox&gt;procedural. Drag onto sky to apply.</text:p>
              <text:list>
                <text:list-item>
                  <text:p text:style-name="P28">procedural is like a default skyline</text:p>
                </text:list-item>
              </text:list>
            </text:list-item>
            <text:list-item>
              <text:p text:style-name="P28">use skybox volume 2 assets from asset store. You own it.</text:p>
            </text:list-item>
            <text:list-item>
              <text:p text:style-name="P28">Change skybox to 6 sided skybox&gt;procedural&gt;6 sided</text:p>
            </text:list-item>
            <text:list-item>
              <text:p text:style-name="P29">find the DSGWP material from assets, drag it onto the sky and it will auto the 6 sides as needed.</text:p>
            </text:list-item>
          </text:list>
        </text:list-item>
      </text:list>
      <text:p text:style-name="P9"/>
      <text:list xml:id="list111250588660320" text:continue-numbering="true" text:style-name="L2">
        <text:list-item>
          <text:p text:style-name="P29">Player Ship</text:p>
          <text:list>
            <text:list-item>
              <text:p text:style-name="P30">import ship from assets or make my own. </text:p>
            </text:list-item>
            <text:list-item>
              <text:p text:style-name="P30">Ensure pivot point is central, prefab the ship.</text:p>
            </text:list-item>
            <text:list-item>
              <text:p text:style-name="P31">Attach ship to the camera and reset its transform. Attach a PlayerControler.cs script to the ship</text:p>
              <text:list>
                <text:list-item>
                  <text:p text:style-name="P33">using UnityStandardAssets.CrossPlatformInput // <text:span text:style-name="T8">I get access to this namespace when I import the Standard Asset package from the asset store. This allows me to bind controls to axis' instead of keys. The control manager will decide which keys, this is great for developing across platforms</text:span></text:p>
                  <text:list>
                    <text:list-item>
                      <text:p text:style-name="P34">CrossPlatformInputManager.GetAxis(“Horizontal”); // <text:span text:style-name="T9">example of code</text:span></text:p>
                    </text:list-item>
                    <text:list-item>
                      <text:p text:style-name="P35">edit &gt; project settings &gt; input // this screen if for assigning keys to axis'</text:p>
                    </text:list-item>
                  </text:list>
                </text:list-item>
              </text:list>
            </text:list-item>
          </text:list>
        </text:list-item>
      </text:list>
      <text:p text:style-name="P10"/>
      <text:list xml:id="list111250515938543" text:continue-numbering="true" text:style-name="L2">
        <text:list-item>
          <text:p text:style-name="P36">Splash screen / <text:span text:style-name="T7">background music</text:span></text:p>
          <text:list>
            <text:list-item>
              <text:p text:style-name="P37">new scene named Splash, add a skybox with a view of space, remove the lighting. </text:p>
            </text:list-item>
            <text:list-item>
              <text:p text:style-name="P37">Center the camera on the planet, or whatever should be central.</text:p>
            </text:list-item>
            <text:list-item>
              <text:p text:style-name="P37">Add a music player game object, attach a music file to it, reduce volume to 25%.</text:p>
            </text:list-item>
            <text:list-item>
              <text:p text:style-name="P37">keep splash screen length short!</text:p>
            </text:list-item>
            <text:list-item>
              <text:p text:style-name="P38">Load Next Scene</text:p>
              <text:list>
                <text:list-item>
                  <text:p text:style-name="P38">create a level control script. Using UnityEngine.SceneManagment, Write a method that calls the next scene from the build settings order. Call the method from Start(), using Invoke() to set the desired time. </text:p>
                </text:list-item>
                <text:list-item>
                  <text:p text:style-name="P39">Attach the script to the music player if needed.</text:p>
                </text:list-item>
              </text:list>
            </text:list-item>
            <text:list-item>
              <text:p text:style-name="P31">Keep music player playing after scene load</text:p>
              <text:list>
                <text:list-item>
                  <text:p text:style-name="P31">call DontDestroyOnLoad(this) from awake() on the music player. “This” points to whatever game object the script is attached to.</text:p>
                </text:list-item>
              </text:list>
            </text:list-item>
          </text:list>
        </text:list-item>
      </text:list>
      <text:p text:style-name="P32"/>
      <text:p text:style-name="P40">Original notes</text:p>
      <text:p text:style-name="P42">75. create terrain</text:p>
      <text:list xml:id="list624240507998248911" text:style-name="L4">
        <text:list-item>
          <text:p text:style-name="P43">create terrain, raise terrain.</text:p>
        </text:list-item>
        <text:list-item>
          <text:p text:style-name="P44">Early dev priorities</text:p>
          <text:list>
            <text:list-item>
              <text:p text:style-name="P44">make a simple world</text:p>
            </text:list-item>
            <text:list-item>
              <text:p text:style-name="P44">solve the risk of camera movement</text:p>
            </text:list-item>
            <text:list-item>
              <text:p text:style-name="P44">get the player moving</text:p>
            </text:list-item>
          </text:list>
        </text:list-item>
        <text:list-item>
          <text:p text:style-name="P44">simple world</text:p>
          <text:list>
            <text:list-item>
              <text:p text:style-name="P44">new 3d object, terrain – fast and loose</text:p>
            </text:list-item>
            <text:list-item>
              <text:p text:style-name="P44">select terrain, click the gear settings</text:p>
              <text:list>
                <text:list-item>
                  <text:p text:style-name="P44">change resolution to 100w x 1000h</text:p>
                </text:list-item>
                <text:list-item>
                  <text:p text:style-name="P44"><text:soft-page-break/>change the transform to x -250 z -250. this is so that when new objects are created, they will appear towards the middle of the terrain, at zero transforms</text:p>
                </text:list-item>
              </text:list>
            </text:list-item>
            <text:list-item>
              <text:p text:style-name="P45">exploring terrain</text:p>
              <text:list>
                <text:list-item>
                  <text:p text:style-name="P45">terrain has various tabs in the inspector.</text:p>
                  <text:list>
                    <text:list-item>
                      <text:p text:style-name="P45">Brushes – the terrain is a height map, left mouse button raises the terrain, shift and left button lowers it back down.</text:p>
                    </text:list-item>
                    <text:list-item>
                      <text:p text:style-name="P45">Opacity will change how quickly the terrain raises</text:p>
                    </text:list-item>
                    <text:list-item>
                      <text:p text:style-name="P46">lower intensity of default light to make it easier to see.</text:p>
                    </text:list-item>
                    <text:list-item>
                      <text:p text:style-name="P47">We can raise up the max height specified in the gear setting </text:p>
                    </text:list-item>
                    <text:list-item>
                      <text:p text:style-name="P47">use paint height to make plateaus. </text:p>
                      <text:list>
                        <text:list-item>
                          <text:p text:style-name="P47">Use flatten to bring everything to a height, then make valleys</text:p>
                        </text:list-item>
                        <text:list-item>
                          <text:p text:style-name="P48">bring terrain back down by using the transforms</text:p>
                        </text:list-item>
                      </text:list>
                    </text:list-item>
                    <text:list-item>
                      <text:p text:style-name="P48">hide the edges of the terrain with mountains</text:p>
                    </text:list-item>
                    <text:list-item>
                      <text:p text:style-name="P49">point of interest in the middle.</text:p>
                    </text:list-item>
                  </text:list>
                </text:list-item>
              </text:list>
            </text:list-item>
          </text:list>
        </text:list-item>
        <text:list-item>
          <text:p text:style-name="P50">Create a starting world</text:p>
          <text:list>
            <text:list-item>
              <text:p text:style-name="P50">create 1000 x 1000 terrain</text:p>
            </text:list-item>
            <text:list-item>
              <text:p text:style-name="P50">lower terrain on y axis, paint back up to zero</text:p>
            </text:list-item>
            <text:list-item>
              <text:p text:style-name="P50">Play around with raising and lowering</text:p>
            </text:list-item>
            <text:list-item>
              <text:p text:style-name="P50">add some placeholder mountains</text:p>
            </text:list-item>
          </text:list>
        </text:list-item>
      </text:list>
      <text:p text:style-name="P51"/>
      <text:p text:style-name="P52">76. texture the terrain</text:p>
      <text:list xml:id="list2154892071786663942" text:style-name="L42">
        <text:list-item>
          <text:p text:style-name="P53">using normal maps and shininess</text:p>
        </text:list-item>
        <text:list-item>
          <text:p text:style-name="P53">go to assetstore.unity.com</text:p>
          <text:list>
            <text:list-item>
              <text:p text:style-name="P53">search for rock texture, zero price</text:p>
            </text:list-item>
            <text:list-item>
              <text:p text:style-name="P53">24 pbr materials for unity 5</text:p>
              <text:list>
                <text:list-item>
                  <text:p text:style-name="P53">open in editor</text:p>
                </text:list-item>
              </text:list>
            </text:list-item>
            <text:list-item>
              <text:p text:style-name="P53">saves in list of assets</text:p>
              <text:list>
                <text:list-item>
                  <text:p text:style-name="P53">find the asset store tab, click on the hard drive icon. All assets are bought are here.</text:p>
                  <text:list>
                    <text:list-item>
                      <text:p text:style-name="P55">Import from this screen as well</text:p>
                    </text:list-item>
                    <text:list-item>
                      <text:p text:style-name="P55">don't need the demo sceen, no scripts, get the rest of it.</text:p>
                    </text:list-item>
                  </text:list>
                </text:list-item>
              </text:list>
            </text:list-item>
            <text:list-item>
              <text:p text:style-name="P55">Asset pack now under assets folder</text:p>
            </text:list-item>
          </text:list>
        </text:list-item>
        <text:list-item>
          <text:p text:style-name="P55">terrain &gt; paint texture&gt;edit textures&gt;add textures<text:tab/></text:p>
          <text:list>
            <text:list-item>
              <text:p text:style-name="P55">select and find or drag onto window</text:p>
            </text:list-item>
            <text:list-item>
              <text:p text:style-name="P55">drag rock 3 into albedo</text:p>
            </text:list-item>
            <text:list-item>
              <text:p text:style-name="P55">rock3norm into normal</text:p>
              <text:list>
                <text:list-item>
                  <text:p text:style-name="P55">for normal, make sure normal asset is a normal asset in inspector.</text:p>
                </text:list-item>
              </text:list>
            </text:list-item>
          </text:list>
        </text:list-item>
        <text:list-item>
          <text:p text:style-name="P55">Bump map, height map, normal map</text:p>
          <text:list>
            <text:list-item>
              <text:p text:style-name="P55">bump – how light catches a shape</text:p>
            </text:list-item>
            <text:list-item>
              <text:p text:style-name="P55">height – uses white to black scale to show height</text:p>
            </text:list-item>
            <text:list-item>
              <text:p text:style-name="P55">normal – uses RGB to indicate which way pixels are pointing.</text:p>
              <text:list>
                <text:list-item>
                  <text:p text:style-name="P56">The normal adds nooks and crannies</text:p>
                </text:list-item>
                <text:list-item>
                  <text:p text:style-name="P56">increase the scale of the texture to 100 x 100 to increase the size of the nooks and crannies</text:p>
                </text:list-item>
              </text:list>
            </text:list-item>
          </text:list>
        </text:list-item>
        <text:list-item>
          <text:p text:style-name="P57">add alienSkin Textures in the same way</text:p>
          <text:list>
            <text:list-item>
              <text:p text:style-name="P57">scale 100 x 100</text:p>
            </text:list-item>
            <text:list-item>
              <text:p text:style-name="P57">paint this texture where you want it.</text:p>
            </text:list-item>
          </text:list>
        </text:list-item>
        <text:list-item>
          <text:p text:style-name="P57">Double click the texture, play with the metallic and smoothness settings.</text:p>
        </text:list-item>
      </text:list>
      <text:p text:style-name="P54"/>
      <text:p text:style-name="P58">77. add a skybox</text:p>
      <text:list xml:id="list6233043584712045670" text:style-name="L43">
        <text:list-item>
          <text:p text:style-name="P59">skybox will transform scene into a new world</text:p>
        </text:list-item>
        <text:list-item>
          <text:p text:style-name="P60">create a material called skybox</text:p>
          <text:list>
            <text:list-item>
              <text:p text:style-name="P60">change the shader to skybox&gt;procedural</text:p>
              <text:list>
                <text:list-item>
                  <text:p text:style-name="P60">procedural is like default, a skyline</text:p>
                </text:list-item>
              </text:list>
            </text:list-item>
            <text:list-item>
              <text:p text:style-name="P60"><text:soft-page-break/>change tint color, drag it onto the sky.</text:p>
            </text:list-item>
            <text:list-item>
              <text:p text:style-name="P60">Sky will change all other colors a little.</text:p>
            </text:list-item>
          </text:list>
        </text:list-item>
        <text:list-item>
          <text:p text:style-name="P60">Get skybox volume 2 (Nebula) assets from unity</text:p>
          <text:list>
            <text:list-item>
              <text:p text:style-name="P61">import them, they will appear in the assets now</text:p>
            </text:list-item>
          </text:list>
        </text:list-item>
        <text:list-item>
          <text:p text:style-name="P61">change our skybox to a six sided</text:p>
          <text:list>
            <text:list-item>
              <text:p text:style-name="P61">skybox&gt;procedural&gt; 6 sided</text:p>
              <text:list>
                <text:list-item>
                  <text:p text:style-name="P62">note the empty sides that appear in the inspector. <text:span text:style-name="T10">This coincides with the skybox volume 2 assets, which have front, back, sides etc.</text:span></text:p>
                  <text:list>
                    <text:list-item>
                      <text:p text:style-name="P63">in the assets, note that along with front and back, there is a DSGWP asset <text:span text:style-name="T11">material</text:span>. <text:span text:style-name="T12">This is a six sided skybox.</text:span> Drag that onto the <text:span text:style-name="T12">scene</text:span>, and it will auto fill everything. Else we can drag the singles onto the sky box.</text:p>
                    </text:list-item>
                    <text:list-item>
                      <text:p text:style-name="P64">Now delete the other skybox we created, move our DSWG skybox up to the assets folder to find it easily. <text:span text:style-name="T13">Rename it Skybox Planet…</text:span></text:p>
                    </text:list-item>
                  </text:list>
                </text:list-item>
              </text:list>
            </text:list-item>
          </text:list>
        </text:list-item>
        <text:list-item>
          <text:p text:style-name="P65">play with the lighting to make it look great.</text:p>
        </text:list-item>
      </text:list>
      <text:p text:style-name="P66"/>
      <text:p text:style-name="P66">78. add player ship</text:p>
      <text:list xml:id="list5110002756838587330" text:style-name="L44">
        <text:list-item>
          <text:p text:style-name="P67">create a play space ship</text:p>
        </text:list-item>
        <text:list-item>
          <text:p text:style-name="P67">optimization – increase performance IF NEEDED</text:p>
          <text:list>
            <text:list-item>
              <text:p text:style-name="P67">on the Terrain, change pixel error to 100, this will increase performance.</text:p>
            </text:list-item>
            <text:list-item>
              <text:p text:style-name="P67">Reduce Base Map Dist to increase performance as well</text:p>
            </text:list-item>
            <text:list-item>
              <text:p text:style-name="P67">Also turn= off shadows</text:p>
            </text:list-item>
          </text:list>
        </text:list-item>
        <text:list-item>
          <text:p text:style-name="P68">download modular spaceship 1 star sparrow.</text:p>
          <text:list>
            <text:list-item>
              <text:p text:style-name="P68">These are materials we can use to create ships</text:p>
            </text:list-item>
          </text:list>
        </text:list-item>
        <text:list-item>
          <text:p text:style-name="P68">star sparrow assets</text:p>
          <text:list>
            <text:list-item>
              <text:p text:style-name="P68">prefab folder has elements that we can drag onto the scene and build our own ship, or use a prebuit.</text:p>
            </text:list-item>
          </text:list>
        </text:list-item>
        <text:list-item>
          <text:p text:style-name="P69">Create your ship</text:p>
          <text:list>
            <text:list-item>
              <text:p text:style-name="P69">ensure pivot point in central and ship is prefabbed.</text:p>
            </text:list-item>
          </text:list>
        </text:list-item>
      </text:list>
      <text:p text:style-name="P70">79. Setup Splash Screen</text:p>
      <text:list xml:id="list8868264999165076493" text:style-name="L45">
        <text:list-item>
          <text:p text:style-name="P71">add background music as well.</text:p>
        </text:list-item>
        <text:list-item>
          <text:p text:style-name="P71">New Scene&gt; add skybox to it, remove the light, adjust camera to see the whole planet, this will be the splash screen.</text:p>
          <text:list>
            <text:list-item>
              <text:p text:style-name="P71">Keep splash screens short</text:p>
            </text:list-item>
          </text:list>
        </text:list-item>
        <text:list-item>
          <text:p text:style-name="P71">name scene Splsh</text:p>
        </text:list-item>
        <text:list-item>
          <text:p text:style-name="P71">add a game object called Music Player</text:p>
          <text:list>
            <text:list-item>
              <text:p text:style-name="P71">add audio source, find music or use provided</text:p>
              <text:list>
                <text:list-item>
                  <text:p text:style-name="P71">connect audio to music player</text:p>
                </text:list-item>
              </text:list>
            </text:list-item>
            <text:list-item>
              <text:p text:style-name="P71">lower volume to 25%</text:p>
            </text:list-item>
          </text:list>
        </text:list-item>
        <text:list-item>
          <text:p text:style-name="P72">challenge: create this scene, <text:span text:style-name="T14">play</text:span> the music, auto load next level after a moment of splash screen</text:p>
          <text:list>
            <text:list-item>
              <text:p text:style-name="P73">created script, using UnityEngine.SceneManage<text:span text:style-name="T15">ment</text:span>; created LoadnextLevel method, called it in Start using Invoke with 5 seconds.</text:p>
            </text:list-item>
            <text:list-item>
              <text:p text:style-name="P74">Ben called script Music Player</text:p>
            </text:list-item>
          </text:list>
        </text:list-item>
      </text:list>
      <text:p text:style-name="P75"/>
      <text:p text:style-name="P77">80. Playing Music Between Scenes</text:p>
      <text:list xml:id="list8349602257389804384" text:style-name="L46">
        <text:list-item>
          <text:p text:style-name="P76">the music player is destroyed when the new scene is loaded.</text:p>
        </text:list-item>
        <text:list-item>
          <text:p text:style-name="P76">We need to inject the music player from scene 0, onto scene 1</text:p>
        </text:list-item>
        <text:list-item>
          <text:p text:style-name="P78">challenge - <text:s/>music should play continuously as level 1 loads.</text:p>
          <text:list>
            <text:list-item>
              <text:p text:style-name="P78">Use DontDestroyOnLoad(this), or DontDestroyOnLoad(gameObject) within the Awake() of the script</text:p>
            </text:list-item>
          </text:list>
        </text:list-item>
      </text:list>
      <text:p text:style-name="P79"/>
      <text:p text:style-name="P80">81. unity's waypoint utility scripts</text:p>
      <text:list xml:id="list6875919802060318801" text:style-name="L47">
        <text:list-item>
          <text:p text:style-name="P81">do a camera fly through of the level.</text:p>
        </text:list-item>
        <text:list-item>
          <text:p text:style-name="P82">assets&gt;ImportPackage&gt;Utility</text:p>
          <text:list>
            <text:list-item>
              <text:p text:style-name="P82">import it all</text:p>
            </text:list-item>
            <text:list-item>
              <text:p text:style-name="P82"><text:soft-page-break/>Note, download Standard Assets by Unity from asset store to get these.</text:p>
            </text:list-item>
          </text:list>
        </text:list-item>
        <text:list-item>
          <text:p text:style-name="P83">Standard assets folder &gt; utility </text:p>
          <text:list>
            <text:list-item>
              <text:p text:style-name="P83">waypointCircuit and waypointProgess scripts will be used.</text:p>
            </text:list-item>
            <text:list-item>
              <text:p text:style-name="P84">Click y on sceen gizmo, <text:s/>double click terrain, gets perfect overhead viewable</text:p>
            </text:list-item>
          </text:list>
        </text:list-item>
        <text:list-item>
          <text:p text:style-name="P84">new gameObject called Circuit</text:p>
          <text:list>
            <text:list-item>
              <text:p text:style-name="P84">reset transfomr</text:p>
            </text:list-item>
            <text:list-item>
              <text:p text:style-name="P84">add empty child object</text:p>
            </text:list-item>
            <text:list-item>
              <text:p text:style-name="P84">make a handful of childed objects. 5 – 10 of them, <text:span text:style-name="T16">the less the better, too many will make the camera 'jerky'</text:span></text:p>
              <text:list>
                <text:list-item>
                  <text:p text:style-name="P85">spread them around</text:p>
                </text:list-item>
                <text:list-item>
                  <text:p text:style-name="P86">make sure they are vertically above the map</text:p>
                </text:list-item>
              </text:list>
            </text:list-item>
            <text:list-item>
              <text:p text:style-name="P87">on the Circuit add component Waypoint Ciruit script</text:p>
              <text:list>
                <text:list-item>
                  <text:p text:style-name="P87">click assign using all child objects, circuit is now visualized.</text:p>
                </text:list-item>
                <text:list-item>
                  <text:p text:style-name="P87">A path!!</text:p>
                </text:list-item>
                <text:list-item>
                  <text:p text:style-name="P88">autorename numerically from this point to rename them </text:p>
                </text:list-item>
              </text:list>
            </text:list-item>
          </text:list>
        </text:list-item>
        <text:list-item>
          <text:p text:style-name="P89">add component to camera</text:p>
          <text:list>
            <text:list-item>
              <text:p text:style-name="P89">Waypoint progress tracker</text:p>
            </text:list-item>
            <text:list-item>
              <text:p text:style-name="P90">connect the circuit to the progress tracker script</text:p>
            </text:list-item>
            <text:list-item>
              <text:p text:style-name="P90">connect the main camera to the Target of the script</text:p>
            </text:list-item>
            <text:list-item>
              <text:p text:style-name="P91">there may be an error in the circuit script</text:p>
              <text:list>
                <text:list-item>
                  <text:p text:style-name="P91">line 255</text:p>
                  <text:list>
                    <text:list-item>
                      <text:p text:style-name="P91">in the for loop, initial I to 0, and post increment the I with i++ instead of ++i, which pre-increments the variable</text:p>
                    </text:list-item>
                  </text:list>
                </text:list-item>
              </text:list>
            </text:list-item>
          </text:list>
        </text:list-item>
        <text:list-item>
          <text:p text:style-name="P92">challenge</text:p>
          <text:list>
            <text:list-item>
              <text:p text:style-name="P92">share fly through</text:p>
            </text:list-item>
            <text:list-item>
              <text:p text:style-name="P92">camera should fly loops</text:p>
            </text:list-item>
          </text:list>
        </text:list-item>
      </text:list>
      <text:p text:style-name="P93"/>
      <text:p text:style-name="P93"/>
      <text:p text:style-name="P94">82. using cross platform input <text:span text:style-name="T17">manager</text:span></text:p>
      <text:list xml:id="list5256587191511424589" text:style-name="L48">
        <text:list-item>
          <text:p text:style-name="P95">our code goes into the input manager, like a middle layer</text:p>
        </text:list-item>
        <text:list-item>
          <text:p text:style-name="P95">where will our ship be in the world</text:p>
          <text:list>
            <text:list-item>
              <text:p text:style-name="P95">child the ship to the camera, reset <text:span text:style-name="T18">the ships transform</text:span></text:p>
            </text:list-item>
            <text:list-item>
              <text:p text:style-name="P96">Move the camera to a good spot, fly into the scene view, where you want the ship to be, click on camera, then gameObject&gt;align with view</text:p>
              <text:list>
                <text:list-item>
                  <text:p text:style-name="P96">this will pull to camera to where we are in the scene!</text:p>
                </text:list-item>
              </text:list>
            </text:list-item>
          </text:list>
        </text:list-item>
        <text:list-item>
          <text:p text:style-name="P97">The ship will now fly with the camera, move the ship fore and aft as needed.</text:p>
        </text:list-item>
        <text:list-item>
          <text:p text:style-name="P98">Ship movement</text:p>
          <text:list>
            <text:list-item>
              <text:p text:style-name="P98">new script on the ship, Player.cs,</text:p>
              <text:list>
                <text:list-item>
                  <text:p text:style-name="P98">need to be using UnityStandardAssets.CrossPlatformInput;</text:p>
                  <text:list>
                    <text:list-item>
                      <text:p text:style-name="P98">note that this came when we imported the Standard Assets package </text:p>
                    </text:list-item>
                    <text:list-item>
                      <text:p text:style-name="P98">it will be grey because we are not yet using it, lets use it!</text:p>
                    </text:list-item>
                    <text:list-item>
                      <text:p text:style-name="P98">Using the cross platform input manager means we will no longer bind controls to keys, we will bind them to axis'. The control manager will decide what keys, or controllers will bind to that axis.</text:p>
                    </text:list-item>
                  </text:list>
                </text:list-item>
                <text:list-item>
                  <text:p text:style-name="P98">In update</text:p>
                  <text:list>
                    <text:list-item>
                      <text:p text:style-name="P98">new float horizontalThrow = CrossPlatformInputManager.GetAxis(“Horizontal”);</text:p>
                      <text:list>
                        <text:list-item>
                          <text:p text:style-name="P98">A and D keys are the my horizontal axis keys</text:p>
                        </text:list-item>
                        <text:list-item>
                          <text:p text:style-name="P98">works with controlers as well</text:p>
                        </text:list-item>
                        <text:list-item>
                          <text:p text:style-name="P98">edit&gt;project Settings&gt; input <text:s/>- <text:s/>key to <text:s/>the 'middle layer'</text:p>
                          <text:list>
                            <text:list-item>
                              <text:p text:style-name="P99">this window connects to CrossPlatformInputManager code.</text:p>
                            </text:list-item>
                            <text:list-item>
                              <text:p text:style-name="P100">This manager allows us to set the keys we need, as well as additional <text:span text:style-name="T19">alternative</text:span> controls</text:p>
                            </text:list-item>
                          </text:list>
                        </text:list-item>
                      </text:list>
                    </text:list-item>
                    <text:list-item>
                      <text:p text:style-name="P101">print the horizontal throw.</text:p>
                      <text:list>
                        <text:list-item>
                          <text:p text:style-name="P101">Note it prints 0 at first, remember to click into the game window <text:soft-page-break/>to test a d keys</text:p>
                        </text:list-item>
                        <text:list-item>
                          <text:p text:style-name="P102">the values slowly build to 1 to mimick a joystick throw. <text:span text:style-name="T20">Releasing the keys will bring the value back down to zero.</text:span></text:p>
                        </text:list-item>
                      </text:list>
                    </text:list-item>
                    <text:list-item>
                      <text:p text:style-name="P103">Use horizontalThrow to control the ship.</text:p>
                    </text:list-item>
                  </text:list>
                </text:list-item>
              </text:list>
            </text:list-item>
          </text:list>
        </text:list-item>
      </text:list>
      <text:p text:style-name="P104"/>
      <text:p text:style-name="P105">83. Input sensitivity and gravity</text:p>
      <text:list xml:id="list8341637433196930277" text:style-name="L49">
        <text:list-item>
          <text:p text:style-name="P106">add movement to ship transform per frame</text:p>
        </text:list-item>
        <text:list-item>
          <text:p text:style-name="P106">input manager sensitivity settings changes how quickly the throw will be increased/decreased</text:p>
        </text:list-item>
        <text:list-item>
          <text:p text:style-name="P107">we can multiply throw times a speed, correct for frame rate with time detlatime. </text:p>
        </text:list-item>
        <text:list-item>
          <text:p text:style-name="P107">Come up with an xOffset. <text:span text:style-name="T21">This is a value representing how far our ship should move.</text:span></text:p>
          <text:list>
            <text:list-item>
              <text:p text:style-name="P108">Moving the transform gives me a value of 4.??</text:p>
            </text:list-item>
            <text:list-item>
              <text:p text:style-name="P109">rename horizontalThrow to xThrow.</text:p>
            </text:list-item>
            <text:list-item>
              <text:p text:style-name="P109">Serialize a member variable float xSpeed = 4f; </text:p>
              <text:list>
                <text:list-item>
                  <text:p text:style-name="P109">prefix this with [Tooltip(“In Meters per Second)]</text:p>
                </text:list-item>
              </text:list>
            </text:list-item>
            <text:list-item>
              <text:p text:style-name="P109">xOffsetThisFrame = xThrow * xSpeed * Time.deltaTime;</text:p>
            </text:list-item>
            <text:list-item>
              <text:p text:style-name="P110">check this against the frames per second counter in the stats window of the scene view.</text:p>
            </text:list-item>
          </text:list>
        </text:list-item>
      </text:list>
      <text:p text:style-name="P111"/>
      <text:p text:style-name="P112">84. Mathf.Clamp() to restrict movements</text:p>
      <text:list xml:id="list8404098808636304562" text:style-name="L50">
        <text:list-item>
          <text:p text:style-name="P113">make the ship move.</text:p>
          <text:list>
            <text:list-item>
              <text:p text:style-name="P113">Rename xOffsetThisFrame to xOffset.</text:p>
            </text:list-item>
            <text:list-item>
              <text:p text:style-name="P113">Transform.localPosition = new Vector3(xOffset, transform.localPosition.y, transform.localPosition.z);</text:p>
              <text:list>
                <text:list-item>
                  <text:p text:style-name="P113">this accesses the transform of the game object that the script is attached to, and changes its transform coordinates. We change the x to our variable, and set y and z to whatever the editor inspector currently has it set to.</text:p>
                </text:list-item>
                <text:list-item>
                  <text:p text:style-name="P114">This will be glitchly, we need to do more than set x to xOffset.</text:p>
                </text:list-item>
              </text:list>
            </text:list-item>
            <text:list-item>
              <text:p text:style-name="P114">New var, foat rawNewXPos = transform.localPosition.x + xOffset.</text:p>
              <text:list>
                <text:list-item>
                  <text:p text:style-name="P114">Use this in the new vector for the x coordinate.</text:p>
                </text:list-item>
                <text:list-item>
                  <text:p text:style-name="P114">Remember that xOffset gets up to about 0.06x , not enough to truly move. RawNewXPos constantly adds to the x coordinate .</text:p>
                </text:list-item>
                <text:list-item>
                  <text:p text:style-name="P115">Ship moves off screen, need to fix this.</text:p>
                </text:list-item>
              </text:list>
            </text:list-item>
            <text:list-item>
              <text:p text:style-name="P115">Limit the range of the ships x movements</text:p>
              <text:list>
                <text:list-item>
                  <text:p text:style-name="P115">use Mathf.Clamp(rawPosition, min float, max float);</text:p>
                </text:list-item>
                <text:list-item>
                  <text:p text:style-name="P115">float clampedxPos = Mathf.Clamp(rawNewXPos, -xRange, xrange);</text:p>
                </text:list-item>
                <text:list-item>
                  <text:p text:style-name="P116">serialize a member var xRange, set to max x movement of 3f. This is our max range before leaving the screen.</text:p>
                </text:list-item>
              </text:list>
            </text:list-item>
          </text:list>
        </text:list-item>
      </text:list>
      <text:p text:style-name="P117"/>
      <text:p text:style-name="P118">85. understanding roll pitch and yaw</text:p>
      <text:list xml:id="list6462890410782449470" text:style-name="L51">
        <text:list-item>
          <text:p text:style-name="P119">get vertical movements</text:p>
          <text:list>
            <text:list-item>
              <text:p text:style-name="P120">wrote the code using above as <text:s/>a <text:span text:style-name="T22">g</text:span>uide.</text:p>
            </text:list-item>
          </text:list>
        </text:list-item>
        <text:list-item>
          <text:p text:style-name="P122">move ship around yaw axis, rotate about y axis when piloting left or right</text:p>
          <text:list>
            <text:list-item>
              <text:p text:style-name="P122">this will correct our aiming problem.</text:p>
            </text:list-item>
          </text:list>
        </text:list-item>
      </text:list>
      <text:p text:style-name="P123"/>
      <text:p text:style-name="P121">86. <text:span text:style-name="T23">How to </text:span>set locale rotation</text:p>
      <text:list xml:id="list1223056914412901495" text:style-name="L52">
        <text:list-item>
          <text:p text:style-name="P124">the order we do rotation matters</text:p>
        </text:list-item>
        <text:list-item>
          <text:p text:style-name="P125">rotate the sip with code</text:p>
        </text:list-item>
        <text:list-item>
          <text:p text:style-name="P126">make sure unity is in local mode</text:p>
        </text:list-item>
        <text:list-item>
          <text:p text:style-name="P126">E key will get us into rotation tool</text:p>
        </text:list-item>
        <text:list-item>
          <text:p text:style-name="P127">changing rotation by adjusting y first was easier than beginning with x.</text:p>
        </text:list-item>
        <text:list-item>
          <text:p text:style-name="P128">player script</text:p>
          <text:list>
            <text:list-item>
              <text:p text:style-name="P128">yaw the ship 90 degrees right.</text:p>
            </text:list-item>
            <text:list-item>
              <text:p text:style-name="P129"><text:soft-page-break/>Need two new methods called from Update</text:p>
              <text:list>
                <text:list-item>
                  <text:p text:style-name="P129">ProcessTranslation()</text:p>
                </text:list-item>
                <text:list-item>
                  <text:p text:style-name="P129">ProcessRotation()</text:p>
                  <text:list>
                    <text:list-item>
                      <text:p text:style-name="P130">transform.localRotation = Quaternion.Euler(x,y,z);</text:p>
                      <text:list>
                        <text:list-item>
                          <text:p text:style-name="P130">this will modify the x rotation of the ship, not the camera</text:p>
                        </text:list-item>
                        <text:list-item>
                          <text:p text:style-name="P130">insert values for x y z, <text:span text:style-name="T24">pitch, yaw, roll, set as degrees floats</text:span></text:p>
                        </text:list-item>
                        <text:list-item>
                          <text:p text:style-name="P132">Quaternion is taken for granted, don't need to know what it is.</text:p>
                        </text:list-item>
                      </text:list>
                    </text:list-item>
                  </text:list>
                </text:list-item>
              </text:list>
            </text:list-item>
          </text:list>
        </text:list-item>
      </text:list>
      <text:p text:style-name="P131"/>
      <text:p text:style-name="P133">87. rotate ship with position and throw</text:p>
      <text:list xml:id="list4255812110845097549" text:style-name="L53">
        <text:list-item>
          <text:p text:style-name="P134">processRotation()</text:p>
          <text:list>
            <text:list-item>
              <text:p text:style-name="P134">pitch, roll, yaw variables, initialized to 0f</text:p>
            </text:list-item>
            <text:list-item>
              <text:p text:style-name="P134">the position of the ship should change the rotation of the ship. Come up with a position/pitch factor. This will be a var that directly changes the pitch based on the position of the ship</text:p>
            </text:list-item>
            <text:list-item>
              <text:p text:style-name="P135">couple the pitch to the position</text:p>
              <text:list>
                <text:list-item>
                  <text:p text:style-name="P136">this will flatten out the pitch so that the ship will not always be pointing at the center of the screen.</text:p>
                </text:list-item>
                <text:list-item>
                  <text:p text:style-name="P134">serialized float positionPitchFactor = -5f;</text:p>
                </text:list-item>
                <text:list-item>
                  <text:p text:style-name="P134">set pitch equal to y axis time the postionPitchFactor</text:p>
                  <text:list>
                    <text:list-item>
                      <text:p text:style-name="P134">transform.localPosition * positionPitchFactor;</text:p>
                    </text:list-item>
                  </text:list>
                </text:list-item>
              </text:list>
            </text:list-item>
            <text:list-item>
              <text:p text:style-name="P135">couple the pitch to the control throw</text:p>
              <text:list>
                <text:list-item>
                  <text:p text:style-name="P137">as position changes, nose the ship that way to make it look like steering</text:p>
                </text:list-item>
                <text:list-item>
                  <text:p text:style-name="P138">use xThrow and yThrow, make the members! <text:span text:style-name="T25">But set them is process translation</text:span></text:p>
                </text:list-item>
                <text:list-item>
                  <text:p text:style-name="P139">add yThrow to the pitch equation</text:p>
                  <text:list>
                    <text:list-item>
                      <text:p text:style-name="P139">localPosition.y * positionPitchFactor + yThrow</text:p>
                    </text:list-item>
                    <text:list-item>
                      <text:p text:style-name="P140">note that its not enough, add a controlPithFactor variable <text:span text:style-name="T26">initialized to 5f, multiply the pitch equation by this number as well.</text:span></text:p>
                    </text:list-item>
                    <text:list-item>
                      <text:p text:style-name="P141">Clean this up by adding variables pitchDueToPosition and pitchDuToControlThrow</text:p>
                    </text:list-item>
                    <text:list-item>
                      <text:p text:style-name="P141">use these two new vars by replacing the pitch equation with the addition of these new variables.</text:p>
                    </text:list-item>
                  </text:list>
                </text:list-item>
              </text:list>
            </text:list-item>
            <text:list-item>
              <text:p text:style-name="P142">Finish the rotations for yaw and for roll</text:p>
            </text:list-item>
            <text:list-item>
              <text:p text:style-name="P143">yaw</text:p>
              <text:list>
                <text:list-item>
                  <text:p text:style-name="P143">transform.localposition.x * positionYawFactor</text:p>
                  <text:list>
                    <text:list-item>
                      <text:p text:style-name="P143">yawfactor will be positive</text:p>
                    </text:list-item>
                  </text:list>
                </text:list-item>
              </text:list>
            </text:list-item>
            <text:list-item>
              <text:p text:style-name="P143">roll</text:p>
              <text:list>
                <text:list-item>
                  <text:p text:style-name="P143">xThrow * controlRollFactor</text:p>
                  <text:list>
                    <text:list-item>
                      <text:p text:style-name="P143">RollFactor -20f</text:p>
                    </text:list-item>
                  </text:list>
                </text:list-item>
              </text:list>
            </text:list-item>
          </text:list>
        </text:list-item>
      </text:list>
      <text:p text:style-name="P144"/>
      <text:p text:style-name="P145">88. Time to tweak and tune</text:p>
      <text:list xml:id="list59193469378020666" text:style-name="L54">
        <text:list-item>
          <text:p text:style-name="P146">slow down the travel speed</text:p>
          <text:list>
            <text:list-item>
              <text:p text:style-name="P146">main camera&gt;look ahead target</text:p>
              <text:list>
                <text:list-item>
                  <text:p text:style-name="P146">reduce this speed to slow down travel speed.</text:p>
                </text:list-item>
              </text:list>
            </text:list-item>
          </text:list>
        </text:list-item>
        <text:list-item>
          <text:p text:style-name="P147">Play with field of view to get the that “moving fast feeling”</text:p>
          <text:list>
            <text:list-item>
              <text:p text:style-name="P148">this changes the appearance of the speed, but not the actual speed in the game.</text:p>
            </text:list-item>
            <text:list-item>
              <text:p text:style-name="P149">May need to change the clamping, or camera distance</text:p>
            </text:list-item>
          </text:list>
        </text:list-item>
        <text:list-item>
          <text:p text:style-name="P148">create a 'scene and game “ window layout</text:p>
        </text:list-item>
        <text:list-item>
          <text:p text:style-name="P151">don't over tune yet, wait until the game is more polished.</text:p>
        </text:list-item>
        <text:list-item>
          <text:p text:style-name="P151">Make sure aspect ratio is set to 16:9</text:p>
        </text:list-item>
        <text:list-item>
          <text:p text:style-name="P149">his settings:</text:p>
          <text:list>
            <text:list-item>
              <text:p text:style-name="P149">look ahead for target = 1 </text:p>
            </text:list-item>
            <text:list-item>
              <text:p text:style-name="P153">field of view 80, <text:span text:style-name="T27">clipping plane: near 0.3 far 1000</text:span></text:p>
            </text:list-item>
            <text:list-item>
              <text:p text:style-name="P154"><text:soft-page-break/>camera transform: x 34, y 30, z 33</text:p>
              <text:list>
                <text:list-item>
                  <text:p text:style-name="P155">note that <text:span text:style-name="T28">the transform</text:span> follows the circuit path</text:p>
                </text:list-item>
              </text:list>
            </text:list-item>
          </text:list>
        </text:list-item>
      </text:list>
      <text:p text:style-name="P152"/>
      <text:p text:style-name="P150">89. <text:span text:style-name="T29">create bullet particles</text:span></text:p>
      <text:list xml:id="list7854475663078326786" text:style-name="L55">
        <text:list-item>
          <text:p text:style-name="P156">create a particle system childed to the ship</text:p>
          <text:list>
            <text:list-item>
              <text:p text:style-name="P156">effect&gt;particleSystem</text:p>
            </text:list-item>
            <text:list-item>
              <text:p text:style-name="P156">turn these into bullets that trigger explosions</text:p>
            </text:list-item>
            <text:list-item>
              <text:p text:style-name="P156">rename particle system: Bullets</text:p>
            </text:list-item>
            <text:list-item>
              <text:p text:style-name="P156">particle system &gt; renderer tab</text:p>
              <text:list>
                <text:list-item>
                  <text:p text:style-name="P157">material is default particle, import particle materials here, change to particle square</text:p>
                </text:list-item>
              </text:list>
            </text:list-item>
            <text:list-item>
              <text:p text:style-name="P157">particle system &gt; shape</text:p>
              <text:list>
                <text:list-item>
                  <text:p text:style-name="P157">shape will be cone, reduce angle to zero, radius to 0.1</text:p>
                </text:list-item>
              </text:list>
            </text:list-item>
            <text:list-item>
              <text:p text:style-name="P158">play game, can the bullet hit the edges of the screen?change the yaw as needed.</text:p>
            </text:list-item>
          </text:list>
        </text:list-item>
        <text:list-item>
          <text:p text:style-name="P158">Turn off looping, it will now shoot only for the duration specified.</text:p>
          <text:list>
            <text:list-item>
              <text:p text:style-name="P158">Duration 0.5</text:p>
            </text:list-item>
            <text:list-item>
              <text:p text:style-name="P158">change emission rate to <text:span text:style-name="T30">10</text:span></text:p>
            </text:list-item>
            <text:list-item>
              <text:p text:style-name="P158">lifetime is how long the particle will be rendered.</text:p>
            </text:list-item>
            <text:list-item>
              <text:p text:style-name="P158">Play with lifetime and speed to get range bullet range right</text:p>
              <text:list>
                <text:list-item>
                  <text:p text:style-name="P158">lifetime 2 start speed <text:span text:style-name="T30">150</text:span></text:p>
                </text:list-item>
              </text:list>
            </text:list-item>
            <text:list-item>
              <text:p text:style-name="P159">simulation space </text:p>
              <text:list>
                <text:list-item>
                  <text:p text:style-name="P159">local means the bullets will point where the ship is.</text:p>
                </text:list-item>
                <text:list-item>
                  <text:p text:style-name="P159">World means the bullets will stay in the direction they were shot.</text:p>
                </text:list-item>
                <text:list-item>
                  <text:p text:style-name="P160">Change it to world</text:p>
                </text:list-item>
              </text:list>
            </text:list-item>
          </text:list>
        </text:list-item>
        <text:list-item>
          <text:p text:style-name="P161">change bullet color in start color</text:p>
        </text:list-item>
        <text:list-item>
          <text:p text:style-name="P162">add trail to bullets</text:p>
          <text:list>
            <text:list-item>
              <text:p text:style-name="P162">particle system&gt;trails</text:p>
              <text:list>
                <text:list-item>
                  <text:p text:style-name="P162">check box it</text:p>
                </text:list-item>
                <text:list-item>
                  <text:p text:style-name="P162">attach a material under particle system &gt; render, <text:span text:style-name="T31">same material as the bullet material.</text:span></text:p>
                </text:list-item>
              </text:list>
            </text:list-item>
            <text:list-item>
              <text:p text:style-name="P162">the trail lasts too long</text:p>
              <text:list>
                <text:list-item>
                  <text:p text:style-name="P162">trails &gt; lifetime to 0.<text:span text:style-name="T32">0</text:span>5</text:p>
                </text:list-item>
              </text:list>
            </text:list-item>
            <text:list-item>
              <text:p text:style-name="P162">trail has a gap</text:p>
              <text:list>
                <text:list-item>
                  <text:p text:style-name="P162">trails, turn off size effect width</text:p>
                </text:list-item>
                <text:list-item>
                  <text:p text:style-name="P162">change bullet start size to 0.1</text:p>
                  <text:list>
                    <text:list-item>
                      <text:p text:style-name="P162">makes the bullet invisible, removing the gap</text:p>
                    </text:list-item>
                  </text:list>
                </text:list-item>
                <text:list-item>
                  <text:p text:style-name="P162"><text:span text:style-name="T32">width over trail</text:span> to 0.3, makes it narrow</text:p>
                </text:list-item>
              </text:list>
            </text:list-item>
          </text:list>
        </text:list-item>
        <text:list-item>
          <text:p text:style-name="P163">prefab bullets, and use the prefab</text:p>
        </text:list-item>
        <text:list-item>
          <text:p text:style-name="P164">move the transform of the bullets in front of the guns</text:p>
        </text:list-item>
        <text:list-item>
          <text:p text:style-name="P165">challenges<text:tab/></text:p>
          <text:list>
            <text:list-item>
              <text:p text:style-name="P165">create projectiles, tune them to look like lasers</text:p>
            </text:list-item>
            <text:list-item>
              <text:p text:style-name="P165">prefab them and create two instances to act like dual weapons.</text:p>
            </text:list-item>
          </text:list>
        </text:list-item>
      </text:list>
      <text:p text:style-name="P166"/>
      <text:p text:style-name="P167">90. explosion particles and sfx</text:p>
      <text:list xml:id="list6511442678959712226" text:style-name="L56">
        <text:list-item>
          <text:p text:style-name="P168">create simple explosions</text:p>
        </text:list-item>
        <text:list-item>
          <text:p text:style-name="P168">clean up errors</text:p>
          <text:list>
            <text:list-item>
              <text:p text:style-name="P168">just remove the scripts that we are not using, this keeps the console relevant</text:p>
            </text:list-item>
          </text:list>
        </text:list-item>
        <text:list-item>
          <text:p text:style-name="P169">Prefab a landing pad</text:p>
        </text:list-item>
        <text:list-item>
          <text:p text:style-name="P170">note, particle systems are components that are added to game objects, we use modules for controlling their behainvior</text:p>
        </text:list-item>
        <text:list-item>
          <text:p text:style-name="P170">explosions</text:p>
          <text:list>
            <text:list-item>
              <text:p text:style-name="P170">create empty called explosion, add particle system component.</text:p>
            </text:list-item>
            <text:list-item>
              <text:p text:style-name="P170">import sfx explosion sound, drag it onto explosion object.</text:p>
              <text:list>
                <text:list-item>
                  <text:p text:style-name="P170"><text:soft-page-break/>Adjust sound</text:p>
                </text:list-item>
              </text:list>
            </text:list-item>
            <text:list-item>
              <text:p text:style-name="P170">change its looks</text:p>
              <text:list>
                <text:list-item>
                  <text:p text:style-name="P170">sphere shape, last 1 second, multicolored, don't use standard particle materials</text:p>
                  <text:list>
                    <text:list-item>
                      <text:p text:style-name="P171">duration 0.5, no loopiing to test single explosion, 0.2 lifetime, 100 speed, emission rate over time, 300, </text:p>
                    </text:list-item>
                    <text:list-item>
                      <text:p text:style-name="P171">color, choose gradient, blend, use extra tab marks to blend even more colors, set thet abs to other colors. If you like it save as a new preset.</text:p>
                    </text:list-item>
                    <text:list-item>
                      <text:p text:style-name="P172">Start speed set to random between constants, 5 – 50</text:p>
                    </text:list-item>
                    <text:list-item>
                      <text:p text:style-name="P172">start size set random between constants 1 – 5</text:p>
                    </text:list-item>
                    <text:list-item>
                      <text:p text:style-name="P172">no play on awake</text:p>
                    </text:list-item>
                    <text:list-item>
                      <text:p text:style-name="P172">simulation space is world.</text:p>
                    </text:list-item>
                  </text:list>
                </text:list-item>
              </text:list>
            </text:list-item>
          </text:list>
        </text:list-item>
      </text:list>
      <text:p text:style-name="P173"/>
      <text:p text:style-name="P174">91. dodge and shoot </text:p>
      <text:list xml:id="list8233574786827079645" text:style-name="L57">
        <text:list-item>
          <text:p text:style-name="P175">our core game is dodge and shooting, leave a buffer around ship for movements</text:p>
        </text:list-item>
        <text:list-item>
          <text:p text:style-name="P175">add new terrain objects around path</text:p>
        </text:list-item>
        <text:list-item>
          <text:p text:style-name="P175">create new empty, Environmental Obastacles</text:p>
          <text:list>
            <text:list-item>
              <text:p text:style-name="P175">add a cube called obstacle, make an overhang to fly under </text:p>
            </text:list-item>
          </text:list>
        </text:list-item>
        <text:list-item>
          <text:p text:style-name="P175">Simple enemies</text:p>
          <text:list>
            <text:list-item>
              <text:p text:style-name="P175">if using provided “generic space enemies”, these are not for commercial use</text:p>
            </text:list-item>
            <text:list-item>
              <text:p text:style-name="P176">scale the ships as needed to look cool, we must be able to see it from a distance </text:p>
              <text:list>
                <text:list-item>
                  <text:p text:style-name="P177">prefab the ship when you get it great looking</text:p>
                </text:list-item>
              </text:list>
            </text:list-item>
          </text:list>
        </text:list-item>
        <text:list-item>
          <text:p text:style-name="P178">create:</text:p>
          <text:list>
            <text:list-item>
              <text:p text:style-name="P178">2 or 3 obstacles, 2 0r 3 enemies, share a screen shot.</text:p>
            </text:list-item>
          </text:list>
        </text:list-item>
      </text:list>
      <text:p text:style-name="P179"/>
      <text:p text:style-name="P180">92. project tidying checklist</text:p>
      <text:list xml:id="list5148970389016949177" text:style-name="L58">
        <text:list-item>
          <text:p text:style-name="P181">code trigger messages</text:p>
        </text:list-item>
        <text:list-item>
          <text:p text:style-name="P181">OnCollisionEnter() can be used. Use the function, print something rto the screen, why doesn't it trigger?</text:p>
          <text:list>
            <text:list-item>
              <text:p text:style-name="P182">Add box collider to player ship, does this cause collisions? </text:p>
              <text:list>
                <text:list-item>
                  <text:p text:style-name="P182">Is Trigger will take away physics behaivor</text:p>
                </text:list-item>
              </text:list>
            </text:list-item>
            <text:list-item>
              <text:p text:style-name="P182">add rigidbody</text:p>
              <text:list>
                <text:list-item>
                  <text:p text:style-name="P182">kinematic means we will move it in script, and not be moved by physics</text:p>
                </text:list-item>
              </text:list>
            </text:list-item>
          </text:list>
        </text:list-item>
        <text:list-item>
          <text:p text:style-name="P183">OnTriggerEnter() is similar to on collisions</text:p>
        </text:list-item>
        <text:list-item>
          <text:p text:style-name="P183">we do not want a collision, we want a trigger when we hit the terrain</text:p>
        </text:list-item>
        <text:list-item>
          <text:p text:style-name="P183">OnTriggerEnter(Collider other) {} will print when triggers happen. To make it trigger make the rigidbody kinematic and make the box collider a trigger.</text:p>
        </text:list-item>
        <text:list-item>
          <text:p text:style-name="P184">Add colliders to the enemy ships</text:p>
        </text:list-item>
        <text:list-item>
          <text:p text:style-name="P185">make terrain static</text:p>
        </text:list-item>
      </text:list>
      <text:p text:style-name="P186"/>
      <text:p text:style-name="P187">94 SendMessage() Between components</text:p>
      <text:list xml:id="list3806572304543339362" text:style-name="L59">
        <text:list-item>
          <text:p text:style-name="P188">player collisions</text:p>
          <text:list>
            <text:list-item>
              <text:p text:style-name="P188">refactor player script</text:p>
              <text:list>
                <text:list-item>
                  <text:p text:style-name="P188">make a new script. CollisionHandler, attachscript to ship</text:p>
                  <text:list>
                    <text:list-item>
                      <text:p text:style-name="P188">Note: do not name anything Manager</text:p>
                    </text:list-item>
                    <text:list-item>
                      <text:p text:style-name="P188">move onTriggerEnter to new script</text:p>
                    </text:list-item>
                  </text:list>
                </text:list-item>
                <text:list-item>
                  <text:p text:style-name="P188">rename player script to PlayerCOntroller</text:p>
                  <text:list>
                    <text:list-item>
                      <text:p text:style-name="P188">reattach the playerController script if needed</text:p>
                    </text:list-item>
                  </text:list>
                </text:list-item>
                <text:list-item>
                  <text:p text:style-name="P188">add [Header(“”)] to areas of player controllers</text:p>
                  <text:list>
                    <text:list-item>
                      <text:p text:style-name="P188">General, Control-throw based, <text:span text:style-name="T33">screen-position based</text:span></text:p>
                    </text:list-item>
                  </text:list>
                </text:list-item>
                <text:list-item>
                  <text:p text:style-name="P190">rename speed variable to controlSpeed</text:p>
                </text:list-item>
              </text:list>
            </text:list-item>
          </text:list>
        </text:list-item>
        <text:list-item>
          <text:p text:style-name="P191">allow scripts to communicate with messages.</text:p>
          <text:list>
            <text:list-item>
              <text:p text:style-name="P191">We need a StartDeathSequence() in CollisionHandler that is called <text:soft-page-break/>ontrigger. Print 'player dying” for now.</text:p>
              <text:list>
                <text:list-item>
                  <text:p text:style-name="P191">Sequence will need to disable controls in PlayerController</text:p>
                  <text:list>
                    <text:list-item>
                      <text:p text:style-name="P192">use SendMessage(“NameOfMethodBeingCalled”)</text:p>
                      <text:list>
                        <text:list-item>
                          <text:p text:style-name="P192">this will call a method from another script.</text:p>
                        </text:list-item>
                      </text:list>
                    </text:list-item>
                    <text:list-item>
                      <text:p text:style-name="P193">Use a boolean as a switch to allows functions called in update to be turned on or off When OnPlayerDeath method is called.</text:p>
                    </text:list-item>
                  </text:list>
                </text:list-item>
              </text:list>
            </text:list-item>
          </text:list>
        </text:list-item>
      </text:list>
      <text:p text:style-name="P194"/>
      <text:p text:style-name="P195">95. enable a GameObject from C#</text:p>
      <text:list xml:id="list6809444270799641825" text:style-name="L60">
        <text:list-item>
          <text:p text:style-name="P196">within collsionHandler</text:p>
          <text:list>
            <text:list-item>
              <text:p text:style-name="P196">serialize float levelLoadDelay set to 1f. Use unity SceneManagement</text:p>
            </text:list-item>
            <text:list-item>
              <text:p text:style-name="P196">startDeathSequence</text:p>
              <text:list>
                <text:list-item>
                  <text:p text:style-name="P196">sendsMessage(OnplayerDeath)</text:p>
                </text:list-item>
                <text:list-item>
                  <text:p text:style-name="P196">add explosion to ship, setset transcending<text:tab/>set 10 10 10</text:p>
                  <text:list>
                    <text:list-item>
                      <text:p text:style-name="P196">explosion and audio clip will be play on awake</text:p>
                    </text:list-item>
                  </text:list>
                </text:list-item>
                <text:list-item>
                  <text:p text:style-name="P196">delete explosion from prefab </text:p>
                </text:list-item>
                <text:list-item>
                  <text:p text:style-name="P196">play test, should see explosion and hear sound. If it works, turn off the gameobject in inspector</text:p>
                  <text:list>
                    <text:list-item>
                      <text:p text:style-name="P196">turn on from sc<text:span text:style-name="T34">r</text:span>ipt </text:p>
                      <text:list>
                        <text:list-item>
                          <text:p text:style-name="P197">reference a deathFX, and use deathFX.SetActive(true)</text:p>
                        </text:list-item>
                      </text:list>
                    </text:list-item>
                  </text:list>
                </text:list-item>
              </text:list>
            </text:list-item>
            <text:list-item>
              <text:p text:style-name="P196">challenge</text:p>
              <text:list>
                <text:list-item>
                  <text:p text:style-name="P196">ship hits something should start sequence</text:p>
                </text:list-item>
                <text:list-item>
                  <text:p text:style-name="P196">explosion should play</text:p>
                </text:list-item>
                <text:list-item>
                  <text:p text:style-name="P196">Load the same scene after explosion</text:p>
                </text:list-item>
              </text:list>
            </text:list-item>
            <text:list-item>
              <text:p text:style-name="P198">declare and serialize a variable deathFX of type GameObject, use it to connect the explosion to the script in the inspector.</text:p>
            </text:list-item>
            <text:list-item>
              <text:p text:style-name="P199">Call the explosion from within OnTrigger using deathFX.SetActive(true)</text:p>
            </text:list-item>
            <text:list-item>
              <text:p text:style-name="P199">write a ReloadScene() method to call the load scene method. We need our own method so that we can call invoke on it from the OnTrigger method.</text:p>
            </text:list-item>
          </text:list>
        </text:list-item>
      </text:list>
      <text:p text:style-name="P200"/>
      <text:p text:style-name="P201">96 singleton pattern without statics</text:p>
      <text:list xml:id="list133365957166855875" text:style-name="L61">
        <text:list-item>
          <text:p text:style-name="P202">needed to fix music player cloning</text:p>
        </text:list-item>
        <text:list-item>
          <text:p text:style-name="P203">Singletons are things that do not like to be around other things of its own type. If singletons see other things of its type, it will destroy itself.</text:p>
        </text:list-item>
        <text:list-item>
          <text:p text:style-name="P204">We want the musicPlayer on every scene, hence the singletons.</text:p>
        </text:list-item>
        <text:list-item>
          <text:p text:style-name="P204">If more than one player in scene, then destroy ourself, else don't destroy on load.</text:p>
        </text:list-item>
        <text:list-item>
          <text:p text:style-name="P205">Add a music player to the Game scene. Now destroy the old musicplayer from the splash screen. This will give a better feeling of restarting at the beginning of the level.</text:p>
        </text:list-item>
        <text:list-item>
          <text:p text:style-name="P204">MusicPlayer.cs</text:p>
          <text:list>
            <text:list-item>
              <text:p text:style-name="P204">within awake()</text:p>
              <text:list>
                <text:list-item>
                  <text:p text:style-name="P204">int numMusicPlayers = FindObjectsOfType&lt;MusicPlayer&gt;().Length;</text:p>
                  <text:list>
                    <text:list-item>
                      <text:p text:style-name="P204">this will return an array of music players, and store the length in the var.</text:p>
                    </text:list-item>
                    <text:list-item>
                      <text:p text:style-name="P204">if more than one destroy gameObject</text:p>
                      <text:list>
                        <text:list-item>
                          <text:p text:style-name="P206">Destroy(gameObject);</text:p>
                        </text:list-item>
                      </text:list>
                    </text:list-item>
                  </text:list>
                </text:list-item>
              </text:list>
            </text:list-item>
          </text:list>
        </text:list-item>
      </text:list>
      <text:p text:style-name="P189"/>
      <text:p text:style-name="P207">97 Detecting Particle Collisions</text:p>
      <text:list xml:id="list5727950154226747653" text:style-name="L62">
        <text:list-item>
          <text:p text:style-name="P208">use particles as bullets</text:p>
          <text:list>
            <text:list-item>
              <text:p text:style-name="P208">particle collision and messaging must be turned on</text:p>
            </text:list-item>
            <text:list-item>
              <text:p text:style-name="P208">change bullets name to bullets right and left</text:p>
              <text:list>
                <text:list-item>
                  <text:p text:style-name="P208">turn collision for bullets on, change type to world from within collision settings. Also turn on send collision messages</text:p>
                  <text:list>
                    <text:list-item>
                      <text:p text:style-name="P208">this will make the bullets bounce. To stop bouncing turn min kill speed up to 100.</text:p>
                    </text:list-item>
                  </text:list>
                </text:list-item>
                <text:list-item>
                  <text:p text:style-name="P209">add a non trigger collider to the targets.</text:p>
                  <text:list>
                    <text:list-item>
                      <text:p text:style-name="P209"><text:soft-page-break/>They need non trigger box colliders, turn the trigger off if its on. We can change the prefabs as well.</text:p>
                    </text:list-item>
                  </text:list>
                </text:list-item>
                <text:list-item>
                  <text:p text:style-name="P210">Use OnParticleCOllision() message on the target.</text:p>
                  <text:list>
                    <text:list-item>
                      <text:p text:style-name="P210">Add Enemey.cs to enemies</text:p>
                    </text:list-item>
                    <text:list-item>
                      <text:p text:style-name="P210">void OnParticleCollision(GameObject other) {<text:line-break/><text:tab/>print(“collision with enemies” + gameObject.name);</text:p>
                    </text:list-item>
                    <text:list-item>
                      <text:p text:style-name="P210">} //</text:p>
                    </text:list-item>
                  </text:list>
                </text:list-item>
              </text:list>
            </text:list-item>
            <text:list-item>
              <text:p text:style-name="P210">destroy the enemy gameObjects when bullets hit them</text:p>
              <text:list>
                <text:list-item>
                  <text:p text:style-name="P211">Destroy(gameObject);</text:p>
                </text:list-item>
              </text:list>
            </text:list-item>
          </text:list>
        </text:list-item>
      </text:list>
      <text:p text:style-name="P212"/>
      <text:p text:style-name="P213">98 making scripts add components</text:p>
      <text:list xml:id="list8060919272185950046" text:style-name="L63">
        <text:list-item>
          <text:p text:style-name="P214">make enemies add their own box colliders at runtime.</text:p>
        </text:list-item>
        <text:list-item>
          <text:p text:style-name="P214">Remove box colliders from prefabed enemy ship</text:p>
        </text:list-item>
        <text:list-item>
          <text:p text:style-name="P215">emeny.cs</text:p>
          <text:list>
            <text:list-item>
              <text:p text:style-name="P215">start method</text:p>
              <text:list>
                <text:list-item>
                  <text:p text:style-name="P215">call a new method AddNonTriggerBoxCOllider();</text:p>
                </text:list-item>
              </text:list>
            </text:list-item>
            <text:list-item>
              <text:p text:style-name="P215">AddNonTriggerBoxCollider()</text:p>
              <text:list>
                <text:list-item>
                  <text:p text:style-name="P215">declare a var <text:span text:style-name="T35">boxCollider</text:span> of type Collider, set its value to:</text:p>
                  <text:list>
                    <text:list-item>
                      <text:p text:style-name="P215">gameObject.AddComponent&lt;BoxCollider&gt;();</text:p>
                    </text:list-item>
                    <text:list-item>
                      <text:p text:style-name="P215">This will apply the desired component to any object that has the enemy.cs script attached to it.</text:p>
                    </text:list-item>
                  </text:list>
                </text:list-item>
                <text:list-item>
                  <text:p text:style-name="P216">Make sure to remove the trigger property from the box collider other wise our OnParticleCollision() method will not work.</text:p>
                  <text:list>
                    <text:list-item>
                      <text:p text:style-name="P216">boxCOllider.isTrigger = false;</text:p>
                    </text:list-item>
                  </text:list>
                </text:list-item>
              </text:list>
            </text:list-item>
          </text:list>
        </text:list-item>
      </text:list>
      <text:p text:style-name="P217"/>
      <text:p text:style-name="P219">99 instantiating at runtime</text:p>
      <text:list xml:id="list6428738476703880877" text:style-name="L64">
        <text:list-item>
          <text:p text:style-name="P218">add explosions to enemy</text:p>
        </text:list-item>
        <text:list-item>
          <text:p text:style-name="P218">make sure ship explosion is prefabbed, break the prefab instance of the explosion on our player ship. Rename explosion to enemy death fx <text:span text:style-name="T36">and ensure that the gameobject is turned on, check box is ticked.</text:span></text:p>
        </text:list-item>
        <text:list-item>
          <text:p text:style-name="P220">when the enemy ship is destroyed, we will destroy that object and drop the explosion object into that very same spot.</text:p>
        </text:list-item>
        <text:list-item>
          <text:p text:style-name="P220">Serialize a GameObject called DeathFx. Connect the enemy death fx explosion to deathFX</text:p>
        </text:list-item>
        <text:list-item>
          <text:p text:style-name="P220">now drop the explosion before the death happens.</text:p>
          <text:list>
            <text:list-item>
              <text:p text:style-name="P220">In OnParticleCollision:</text:p>
              <text:list>
                <text:list-item>
                  <text:p text:style-name="P220">before destroying gameObject, we must instantiate the explosion</text:p>
                  <text:list>
                    <text:list-item>
                      <text:p text:style-name="P220">Instantiate (prefabtouse, worldSpacePosition, Quaternion.identity)</text:p>
                      <text:list>
                        <text:list-item>
                          <text:p text:style-name="P220">prefab is deathFX, position is transform.position</text:p>
                          <text:list>
                            <text:list-item>
                              <text:p text:style-name="P220">this gets the transforms position of the current game object.</text:p>
                            </text:list-item>
                          </text:list>
                        </text:list-item>
                      </text:list>
                    </text:list-item>
                  </text:list>
                </text:list-item>
              </text:list>
            </text:list-item>
          </text:list>
        </text:list-item>
        <text:list-item>
          <text:p text:style-name="P221">Deal with spawned enemy explosions</text:p>
          <text:list>
            <text:list-item>
              <text:p text:style-name="P221">new empty game object call spawned at runtime</text:p>
            </text:list-item>
            <text:list-item>
              <text:p text:style-name="P221">serializefield of type Transform, named parent connected to SpawnedAtRuntime empty object.</text:p>
            </text:list-item>
            <text:list-item>
              <text:p text:style-name="P221">Now grab the game object</text:p>
              <text:list>
                <text:list-item>
                  <text:p text:style-name="P221">asign the instatiation to a GameObject fx, inside particleCollsion</text:p>
                </text:list-item>
              </text:list>
            </text:list-item>
            <text:list-item>
              <text:p text:style-name="P221">assign the parent of the gameObject as the new SpawnedAtRuntime object</text:p>
              <text:list>
                <text:list-item>
                  <text:p text:style-name="P221">fx.transform.parent = parent;</text:p>
                </text:list-item>
              </text:list>
            </text:list-item>
            <text:list-item>
              <text:p text:style-name="P222">make a SelfDecstructor.cs script on the enemy expplosion prefab </text:p>
              <text:list>
                <text:list-item>
                  <text:p text:style-name="P222">in start </text:p>
                  <text:list>
                    <text:list-item>
                      <text:p text:style-name="P222">Destroy(gameObject, 5f);</text:p>
                    </text:list-item>
                  </text:list>
                </text:list-item>
                <text:list-item>
                  <text:p text:style-name="P222">this will keep heirarchy clean and tidy.</text:p>
                </text:list-item>
              </text:list>
            </text:list-item>
          </text:list>
        </text:list-item>
      </text:list>
      <text:p text:style-name="P223"/>
      <text:p text:style-name="P224">100 add simple Score UI</text:p>
      <text:list xml:id="list3747943400994006032" text:style-name="L65">
        <text:list-item>
          <text:p text:style-name="P225">gameobject&gt;UI&gt;text</text:p>
          <text:list>
            <text:list-item>
              <text:p text:style-name="P225">imports a canvas with an event system</text:p>
            </text:list-item>
          </text:list>
        </text:list-item>
        <text:list-item>
          <text:p text:style-name="P225"><text:soft-page-break/>in scene view go into 2d</text:p>
          <text:list>
            <text:list-item>
              <text:p text:style-name="P225">double click the canvas if you want to see it</text:p>
            </text:list-item>
          </text:list>
        </text:list-item>
        <text:list-item>
          <text:p text:style-name="P225">canvas type will be screen space overlay</text:p>
        </text:list-item>
        <text:list-item>
          <text:p text:style-name="P225">set game resolution to 1920 x 1080</text:p>
        </text:list-item>
        <text:list-item>
          <text:p text:style-name="P226">scale the canvas text triangles/anchor points to the corners.</text:p>
        </text:list-item>
        <text:list-item>
          <text:p text:style-name="P226">Add sample text in inspector, increase font to 82, changle color, align as needed.</text:p>
        </text:list-item>
        <text:list-item>
          <text:p text:style-name="P226">Don't worry if scene view looks strange, in game the canvas will overlay and look normal.</text:p>
        </text:list-item>
        <text:list-item>
          <text:p text:style-name="P226">Find a font at dafont.com, look for 100% free. Venus rising <text:span text:style-name="T37">attach it to text element.</text:span></text:p>
        </text:list-item>
      </text:list>
      <text:p text:style-name="P227"/>
      <text:p text:style-name="P228">101 A scoreboard class</text:p>
      <text:list xml:id="list603313083934570802" text:style-name="L66">
        <text:list-item>
          <text:p text:style-name="P229">classes are templates for making instances. Instances can use different data.</text:p>
        </text:list-item>
        <text:list-item>
          <text:p text:style-name="P229">methods are functions within a class</text:p>
        </text:list-item>
        <text:list-item>
          <text:p text:style-name="P229">add a ScoreBoard.cs component on the canvas script</text:p>
          <text:list>
            <text:list-item>
              <text:p text:style-name="P229">this will keep track of the score </text:p>
            </text:list-item>
            <text:list-item>
              <text:p text:style-name="P229">declare an integer named score </text:p>
            </text:list-item>
            <text:list-item>
              <text:p text:style-name="P229">we need to use the unity namespace .UI to access the type Text</text:p>
            </text:list-item>
            <text:list-item>
              <text:p text:style-name="P229">declare a var of type Text names scoreText</text:p>
              <text:list>
                <text:list-item>
                  <text:p text:style-name="P229">connect scoreText to the text element game component in unity using GetCOmponent</text:p>
                  <text:list>
                    <text:list-item>
                      <text:p text:style-name="P230">scoreText = GetComponent&lt;Text&gt;(); //<text:span text:style-name="T38">references text component</text:span></text:p>
                    </text:list-item>
                  </text:list>
                </text:list-item>
                <text:list-item>
                  <text:p text:style-name="P231">change the text value of the text component with .text</text:p>
                  <text:list>
                    <text:list-item>
                      <text:p text:style-name="P231">scoreText.text = score.ToString(); //text can only receive a string</text:p>
                    </text:list-item>
                  </text:list>
                </text:list-item>
              </text:list>
            </text:list-item>
            <text:list-item>
              <text:p text:style-name="P232">make a public function </text:p>
              <text:list>
                <text:list-item>
                  <text:p text:style-name="P232">the public modifier allows us to call a function from outside the script</text:p>
                </text:list-item>
                <text:list-item>
                  <text:p text:style-name="P232">public void ScoreHit(){}</text:p>
                  <text:list>
                    <text:list-item>
                      <text:p text:style-name="P232">serialize an int scorePerHit = 12;</text:p>
                    </text:list-item>
                    <text:list-item>
                      <text:p text:style-name="P232">add scorePerHit to score in the ScoreHit public method. Then change the scoreText text to the new score value as a string.</text:p>
                    </text:list-item>
                  </text:list>
                </text:list-item>
              </text:list>
            </text:list-item>
            <text:list-item>
              <text:p text:style-name="P232">We will call ScoreHit from the enemy script.</text:p>
            </text:list-item>
          </text:list>
        </text:list-item>
      </text:list>
      <text:p text:style-name="P233"/>
      <text:p text:style-name="P235">102 introducing encapsulation </text:p>
      <text:list xml:id="list2517427473027626523" text:style-name="L67">
        <text:list-item>
          <text:p text:style-name="P234">get enemy.cs to talk to scoreboard.cs and affect points</text:p>
        </text:list-item>
        <text:list-item>
          <text:p text:style-name="P234">any game object with the enemy script on it needs to communicate with the scoreBoard.</text:p>
        </text:list-item>
        <text:list-item>
          <text:p text:style-name="P234">Enemy.cs</text:p>
          <text:list>
            <text:list-item>
              <text:p text:style-name="P234">create a reference variable of type ScoreBoard named scoreBoard.</text:p>
              <text:list>
                <text:list-item>
                  <text:p text:style-name="P234">Note this new type is our newly created class ScoreBoard</text:p>
                </text:list-item>
              </text:list>
            </text:list-item>
            <text:list-item>
              <text:p text:style-name="P234">clean up start, then within the start </text:p>
              <text:list>
                <text:list-item>
                  <text:p text:style-name="P234">make each ship reference the scoreboard</text:p>
                  <text:list>
                    <text:list-item>
                      <text:p text:style-name="P234">scoreBoard = FindObjectOfType&lt;ScoreBoard&gt;();</text:p>
                    </text:list-item>
                  </text:list>
                </text:list-item>
              </text:list>
            </text:list-item>
            <text:list-item>
              <text:p text:style-name="P236">OnParticleCollision()</text:p>
              <text:list>
                <text:list-item>
                  <text:p text:style-name="P236">call a method on ScoreBoard that will change the score.</text:p>
                  <text:list>
                    <text:list-item>
                      <text:p text:style-name="P237">ScoreBoard.ScoreHit();</text:p>
                    </text:list-item>
                  </text:list>
                </text:list-item>
              </text:list>
            </text:list-item>
          </text:list>
        </text:list-item>
      </text:list>
      <text:p text:style-name="P233"/>
      <text:p text:style-name="P238">103 back pedaling with version controllers</text:p>
      <text:list xml:id="list5480185827669459224" text:style-name="L68">
        <text:list-item>
          <text:p text:style-name="P239">using branches </text:p>
        </text:list-item>
        <text:list-item>
          <text:p text:style-name="P240">how to - back pedaling</text:p>
          <text:list>
            <text:list-item>
              <text:p text:style-name="P240">Stash in “source tree” undo a single stage of changes <text:span text:style-name="T39">that were not commited</text:span></text:p>
              <text:list>
                <text:list-item>
                  <text:p text:style-name="P240">Git stash</text:p>
                  <text:list>
                    <text:list-item>
                      <text:p text:style-name="P240">stashing the changes will store the current changes away and revert the repo to match the head. This works if changes have not been <text:soft-page-break/>pushed.</text:p>
                    </text:list-item>
                    <text:list-item>
                      <text:p text:style-name="P240">There is no need to commit the changes to stash them. </text:p>
                    </text:list-item>
                    <text:list-item>
                      <text:p text:style-name="P240">Stored as “WIP on branchname … “</text:p>
                    </text:list-item>
                    <text:list-item>
                      <text:p text:style-name="P240">Stash modifiers</text:p>
                      <text:list>
                        <text:list-item>
                          <text:p text:style-name="P240">stash list – lists modifications that are stashed</text:p>
                        </text:list-item>
                        <text:list-item>
                          <text:p text:style-name="P240">stash show – inspects the stashing, <text:span text:style-name="T40">takes same commands as git diff </text:span></text:p>
                          <text:list>
                            <text:list-item>
                              <text:p text:style-name="P241">stash show -p – will show word changes with colors</text:p>
                            </text:list-item>
                          </text:list>
                        </text:list-item>
                        <text:list-item>
                          <text:p text:style-name="P240">stash apply – restores the stash</text:p>
                        </text:list-item>
                        <text:list-item>
                          <text:p text:style-name="P242">stash drop – removes the last stash stored</text:p>
                        </text:list-item>
                        <text:list-item>
                          <text:p text:style-name="P242">stash pop – <text:span text:style-name="T41">reapplies the stashed changes, then removes the saved stash</text:span></text:p>
                        </text:list-item>
                        <text:list-item>
                          <text:p text:style-name="P243">stash clear – removes all stashes</text:p>
                        </text:list-item>
                      </text:list>
                    </text:list-item>
                    <text:list-item>
                      <text:p text:style-name="P244">stash will not delete files, only revert <text:span text:style-name="T42">their state</text:span></text:p>
                    </text:list-item>
                  </text:list>
                </text:list-item>
              </text:list>
            </text:list-item>
            <text:list-item>
              <text:p text:style-name="P245">revert changes that were committed.</text:p>
              <text:list>
                <text:list-item>
                  <text:p text:style-name="P246">Branch and Reset - </text:p>
                  <text:list>
                    <text:list-item>
                      <text:p text:style-name="P246">first make a new branch called “dead end”, to save the bad changes</text:p>
                      <text:list>
                        <text:list-item>
                          <text:p text:style-name="P246">git branch deadEnd – creates a new branch named Dead end</text:p>
                        </text:list-item>
                        <text:list-item>
                          <text:p text:style-name="P246">git checkout deadEnd – will switch to the branch “deadEnd”</text:p>
                        </text:list-item>
                      </text:list>
                    </text:list-item>
                    <text:list-item>
                      <text:p text:style-name="P246">From the master branch, reset the master branch to a desired commit.</text:p>
                      <text:list>
                        <text:list-item>
                          <text:p text:style-name="P247">Git reset -–hard “commit number”</text:p>
                          <text:list>
                            <text:list-item>
                              <text:p text:style-name="P248">this will delete all commits that were ahead of the commit number specified.</text:p>
                            </text:list-item>
                            <text:list-item>
                              <text:p text:style-name="P249">Hard means the data is destroyed</text:p>
                            </text:list-item>
                          </text:list>
                        </text:list-item>
                      </text:list>
                    </text:list-item>
                    <text:list-item>
                      <text:p text:style-name="P250">git branch –-list – lists branches</text:p>
                    </text:list-item>
                  </text:list>
                </text:list-item>
              </text:list>
            </text:list-item>
          </text:list>
        </text:list-item>
      </text:list>
      <text:p text:style-name="P251"/>
      <text:p text:style-name="P252">104 iterating with foreach</text:p>
      <text:list xml:id="list5333112315034488409" text:style-name="L69">
        <text:list-item>
          <text:p text:style-name="P253">space will work the gun</text:p>
        </text:list-item>
        <text:list-item>
          <text:p text:style-name="P253">playerController</text:p>
          <text:list>
            <text:list-item>
              <text:p text:style-name="P253">new method processFiring() in update</text:p>
              <text:list>
                <text:list-item>
                  <text:p text:style-name="P253">disable guns if key isn't down.</text:p>
                  <text:list>
                    <text:list-item>
                      <text:p text:style-name="P253">If CrossPlatformInputManager.GetButton(“Fire”)</text:p>
                      <text:list>
                        <text:list-item>
                          <text:p text:style-name="P253">print firing</text:p>
                        </text:list-item>
                        <text:list-item>
                          <text:p text:style-name="P253">// <text:span text:style-name="T43">this uses the unity manager to listen for firing button. Set the fire button to what is desired by following the error to the input, renaming the axes, and specifying the key.</text:span></text:p>
                        </text:list-item>
                      </text:list>
                    </text:list-item>
                    <text:list-item>
                      <text:p text:style-name="P254">Now activate the guns on the ship with the desired keyboard</text:p>
                    </text:list-item>
                    <text:list-item>
                      <text:p text:style-name="P254">rename bullets to gun left and gun right</text:p>
                    </text:list-item>
                  </text:list>
                </text:list-item>
                <text:list-item>
                  <text:p text:style-name="P255">serialize an array of GameObjects named guns</text:p>
                  <text:list>
                    <text:list-item>
                      <text:p text:style-name="P255">connect the guns to the now exposed array, <text:span text:style-name="T44">by dropping the left and right guns on the WORD guns representing the array</text:span></text:p>
                    </text:list-item>
                  </text:list>
                </text:list-item>
                <text:list-item>
                  <text:p text:style-name="P256">we now have an array of guns.</text:p>
                </text:list-item>
                <text:list-item>
                  <text:p text:style-name="P256">disable all guns off in one go using a foreach statements</text:p>
                  <text:list>
                    <text:list-item>
                      <text:p text:style-name="P256">make a new method, ActivateGuns(), that can be called from within the <text:span text:style-name="T45">the if statement, else DeactivateGuns()</text:span></text:p>
                    </text:list-item>
                  </text:list>
                </text:list-item>
                <text:list-item>
                  <text:p text:style-name="P257">foreach(GameObject gun in guns) {</text:p>
                  <text:list>
                    <text:list-item>
                      <text:p text:style-name="P257">gun.SetActive(true);</text:p>
                    </text:list-item>
                  </text:list>
                </text:list-item>
                <text:list-item>
                  <text:p text:style-name="P257">}</text:p>
                </text:list-item>
              </text:list>
            </text:list-item>
          </text:list>
        </text:list-item>
      </text:list>
      <text:p text:style-name="P258"/>
      <text:p text:style-name="P259">105 enemy health system</text:p>
      <text:list xml:id="list1480641070503045040" text:style-name="L70">
        <text:list-item>
          <text:p text:style-name="P260">hits will depend on speed of particle system</text:p>
        </text:list-item>
        <text:list-item>
          <text:p text:style-name="P260">every instance of an enemy must have health</text:p>
        </text:list-item>
        <text:list-item>
          <text:p text:style-name="P260">enemy.cs</text:p>
          <text:list>
            <text:list-item>
              <text:p text:style-name="P260">serialize int <text:span text:style-name="T46">hits</text:span> = <text:span text:style-name="T46">10</text:span>; //<text:span text:style-name="T46">an enemy damage counter</text:span></text:p>
            </text:list-item>
            <text:list-item>
              <text:p text:style-name="P260">to take damage, score a hit, evaluate if enemy is dead</text:p>
            </text:list-item>
            <text:list-item>
              <text:p text:style-name="P260">refactor enemy destruction code into KillENemy(), leave scoreboard change <text:soft-page-break/>in onParticleCollision.</text:p>
            </text:list-item>
            <text:list-item>
              <text:p text:style-name="P260">If <text:span text:style-name="T46">hits</text:span> less than 0, KillEnemy.</text:p>
            </text:list-item>
            <text:list-item>
              <text:p text:style-name="P261">Tweak the number of hits needed to make the game feel right.</text:p>
            </text:list-item>
          </text:list>
        </text:list-item>
      </text:list>
      <text:p text:style-name="P262"/>
      <text:p text:style-name="P263">106. level design beat chart</text:p>
      <text:list xml:id="list6078446345774757154" text:style-name="L71">
        <text:list-item>
          <text:p text:style-name="P264">level should be a rollercoaster</text:p>
          <text:list>
            <text:list-item>
              <text:p text:style-name="P264">fast then slow,many changes in pace</text:p>
            </text:list-item>
            <text:list-item>
              <text:p text:style-name="P264">difficulty progression</text:p>
            </text:list-item>
            <text:list-item>
              <text:p text:style-name="P264">no 10 second moments should be the same, always different. Need cinematic entertainment.</text:p>
            </text:list-item>
            <text:list-item>
              <text:p text:style-name="P264">Link story an player experience</text:p>
            </text:list-item>
          </text:list>
        </text:list-item>
      </text:list>
      <text:p text:style-name="P265"/>
      <text:p text:style-name="P265">107 level design iteration</text:p>
      <text:list xml:id="list2773147948687808174" text:style-name="L72">
        <text:list-item>
          <text:p text:style-name="P266">layout should support beat chart</text:p>
          <text:list>
            <text:list-item>
              <text:p text:style-name="P266">change landscape to give a feeling of change</text:p>
            </text:list-item>
          </text:list>
        </text:list-item>
        <text:list-item>
          <text:p text:style-name="P266">make the world look legitimate, roads, bridges, etc</text:p>
        </text:list-item>
        <text:list-item>
          <text:p text:style-name="P266">visual variations</text:p>
          <text:list>
            <text:list-item>
              <text:p text:style-name="P266">different textures, geography, etc.</text:p>
            </text:list-item>
          </text:list>
        </text:list-item>
        <text:list-item>
          <text:p text:style-name="P266">use dodging as a game mechanic</text:p>
        </text:list-item>
        <text:list-item>
          <text:p text:style-name="P266">ensure gamespace looks like a planet, hide that it is only a square.</text:p>
        </text:list-item>
        <text:list-item>
          <text:p text:style-name="P266">Be creative with enemy entrances</text:p>
        </text:list-item>
        <text:list-item>
          <text:p text:style-name="P267">have a boss battle</text:p>
        </text:list-item>
        <text:list-item>
          <text:p text:style-name="P267">room for enemy behavior </text:p>
        </text:list-item>
      </text:list>
      <text:p text:style-name="P268"/>
      <text:p text:style-name="P269">108 introduction to unity timeline</text:p>
      <text:list xml:id="list2206455303519183209" text:style-name="L73">
        <text:list-item>
          <text:p text:style-name="P270">timeline will animate an enemy</text:p>
        </text:list-item>
        <text:list-item>
          <text:p text:style-name="P271">timeline lets us visually control gameobjects</text:p>
        </text:list-item>
        <text:list-item>
          <text:p text:style-name="P271">window&gt;Timeline will add the timeline tab, make room for it at the bottom.</text:p>
        </text:list-item>
        <text:list-item>
          <text:p text:style-name="P272">Rename enemies to make design easier</text:p>
        </text:list-item>
        <text:list-item>
          <text:p text:style-name="P273">select enemey, then click create in timeline. Save it in a new asset folder name timeline.</text:p>
          <text:list>
            <text:list-item>
              <text:p text:style-name="P273">Timeline defaults to animation track, this adds playable director and animator</text:p>
            </text:list-item>
          </text:list>
        </text:list-item>
        <text:list-item>
          <text:p text:style-name="P273">to begin movement:</text:p>
          <text:list>
            <text:list-item>
              <text:p text:style-name="P273">click on the animator clip and press record. in the transform of the enemy ship, right click and select add add key. Then drag the timeline the number of seconds needed. And place the ship where you want it to be at that time. The timeline animator will do the rest of the work.</text:p>
            </text:list-item>
          </text:list>
        </text:list-item>
        <text:list-item>
          <text:p text:style-name="P274">Doubleclick the timeframe to bring up an animator window. Use it to tweeak the time of animations.</text:p>
        </text:list-item>
      </text:list>
      <text:p text:style-name="P275"/>
      <text:p text:style-name="P276">109 Unity Timeline for player Path</text:p>
      <text:list xml:id="list2535879347468071460" text:style-name="L74">
        <text:list-item>
          <text:p text:style-name="P277">create a master timeline for our player</text:p>
        </text:list-item>
        <text:list-item>
          <text:p text:style-name="P277">Backup your project! <text:span text:style-name="T47">We will remove the circuit path from earlier</text:span></text:p>
        </text:list-item>
        <text:list-item>
          <text:p text:style-name="P278">delete the first timeline created on the enemy</text:p>
        </text:list-item>
        <text:list-item>
          <text:p text:style-name="P279">rename camera to player rig</text:p>
        </text:list-item>
        <text:list-item>
          <text:p text:style-name="P280">create an empty object named Master Timeline, create a Timeline on it and save it in Timelines asset folder. <text:span text:style-name="T48">This creates an MasterTimeline track, drag the player rig onto it.</text:span></text:p>
        </text:list-item>
        <text:list-item>
          <text:p text:style-name="P281">On Player rig</text:p>
          <text:list>
            <text:list-item>
              <text:p text:style-name="P281">remove waypoint progress tracker</text:p>
            </text:list-item>
          </text:list>
        </text:list-item>
        <text:list-item>
          <text:p text:style-name="P282">delete the circuit as well!</text:p>
        </text:list-item>
        <text:list-item>
          <text:p text:style-name="P283">Make sure the ship is where we want it to start.</text:p>
        </text:list-item>
        <text:list-item>
          <text:p text:style-name="P283">Change master timeline to seconds, lock the time line on the player rig as well.</text:p>
        </text:list-item>
        <text:list-item>
          <text:p text:style-name="P284">preferences&gt;colors&gt;grid <text:s/>make it less transparent to get a visual tool that <text:soft-page-break/>will help determine distances and time. 1 grid per second, etc.</text:p>
        </text:list-item>
        <text:list-item>
          <text:p text:style-name="P285">drag the ship, or align with view, to new key points on the timeline</text:p>
          <text:list>
            <text:list-item>
              <text:p text:style-name="P286">to modify current timeline path, navigate the time line to the point that needs a change, then drag the ship to where it should be. This creates a new key at that point.</text:p>
            </text:list-item>
          </text:list>
        </text:list-item>
        <text:list-item>
          <text:p text:style-name="P287">If the timeline speed is too quick or too slow, modify it</text:p>
          <text:list>
            <text:list-item>
              <text:p text:style-name="P287">double ckick the key track, to open the animation window</text:p>
            </text:list-item>
            <text:list-item>
              <text:p text:style-name="P287">drag a select box over all the keys, then drag left or tight to adjust play speed</text:p>
            </text:list-item>
          </text:list>
        </text:list-item>
        <text:list-item>
          <text:p text:style-name="P287">is the ship flying to high?</text:p>
          <text:list>
            <text:list-item>
              <text:p text:style-name="P287">Switch to the curve tab on the animation window, find the position keys frames, and drag the dow, or up if needed.</text:p>
            </text:list-item>
          </text:list>
        </text:list-item>
        <text:list-item>
          <text:p text:style-name="P287">Create 1 minute of flight path.</text:p>
        </text:list-item>
      </text:list>
      <text:p text:style-name="P288"/>
      <text:p text:style-name="P289">110 unity timeline enemy waves</text:p>
      <text:list xml:id="list2524011312499820640" text:style-name="L75">
        <text:list-item>
          <text:p text:style-name="P290">creating enemy waves <text:span text:style-name="T49">and reusing them</text:span></text:p>
        </text:list-item>
        <text:list-item>
          <text:p text:style-name="P291">choose the enemy game object that the wave will apply to</text:p>
          <text:list>
            <text:list-item>
              <text:p text:style-name="P291">copy the component of its transform </text:p>
            </text:list-item>
            <text:list-item>
              <text:p text:style-name="P291">create an empty object and name it Wave (1)</text:p>
              <text:list>
                <text:list-item>
                  <text:p text:style-name="P292">paste the enemy transform onto the new Wave</text:p>
                </text:list-item>
                <text:list-item>
                  <text:p text:style-name="P292">change the scale to 1,1,1</text:p>
                </text:list-item>
                <text:list-item>
                  <text:p text:style-name="P292">child the original enemy object to the new wave</text:p>
                </text:list-item>
                <text:list-item>
                  <text:p text:style-name="P292">duplicate two more of the enemies within the wave</text:p>
                  <text:list>
                    <text:list-item>
                      <text:p text:style-name="P292">move them to where you like</text:p>
                    </text:list-item>
                  </text:list>
                </text:list-item>
              </text:list>
            </text:list-item>
            <text:list-item>
              <text:p text:style-name="P292">create a playable director on The Wave</text:p>
              <text:list>
                <text:list-item>
                  <text:p text:style-name="P292">save it in Timelines</text:p>
                </text:list-item>
                <text:list-item>
                  <text:p text:style-name="P292">we want to animate the enemies within the wave, not the wave object itself so delete the animator track on the wave object.</text:p>
                </text:list-item>
                <text:list-item>
                  <text:p text:style-name="P292">Now drag the enemy objects onto the waves timeline window, this will create three new animation tracks</text:p>
                </text:list-item>
              </text:list>
            </text:list-item>
          </text:list>
        </text:list-item>
        <text:list-item>
          <text:p text:style-name="P293">better control time after creating a timeline</text:p>
          <text:list>
            <text:list-item>
              <text:p text:style-name="P293">on master timeline</text:p>
              <text:list>
                <text:list-item>
                  <text:p text:style-name="P293">create a control track named Wave 1</text:p>
                </text:list-item>
                <text:list-item>
                  <text:p text:style-name="P293">right click and add control playable asset clipping</text:p>
                </text:list-item>
                <text:list-item>
                  <text:p text:style-name="P293">attach the wave (1) game object to the new control playable asset</text:p>
                </text:list-item>
                <text:list-item>
                  <text:p text:style-name="P293">now we can slide the control playable asset to better control the time of enemy wave.</text:p>
                </text:list-item>
              </text:list>
            </text:list-item>
          </text:list>
        </text:list-item>
        <text:list-item>
          <text:p text:style-name="P294">We can duplicate whole waves to make giant formations</text:p>
        </text:list-item>
        <text:list-item>
          <text:p text:style-name="P294">we can add control playable assets to the next wave as well as to stagger movements.</text:p>
        </text:list-item>
      </text:list>
      <text:p text:style-name="P295"/>
      <text:p text:style-name="P296">111 adding flavor with Timeline</text:p>
      <text:list xml:id="list72776515156538235" text:style-name="L76">
        <text:list-item>
          <text:p text:style-name="P297">add a Track group to the Timeline and child all the waves to it. A great way to say organized.</text:p>
        </text:list-item>
        <text:list-item>
          <text:p text:style-name="P297">With timeline we ca :</text:p>
          <text:list>
            <text:list-item>
              <text:p text:style-name="P297">add, remove, animate, switch, transition game objects</text:p>
            </text:list-item>
          </text:list>
        </text:list-item>
        <text:list-item>
          <text:p text:style-name="P298">add audio tracks in the timeline window.</text:p>
        </text:list-item>
        <text:list-item>
          <text:p text:style-name="P298">Do voice overs to make the game more fun!</text:p>
          <text:list>
            <text:list-item>
              <text:p text:style-name="P299">Add images to the voice over to keep the video with the screen as the fly by happens</text:p>
            </text:list-item>
          </text:list>
        </text:list-item>
        <text:list-item>
          <text:p text:style-name="P299">when adding images </text:p>
          <text:list>
            <text:list-item>
              <text:p text:style-name="P299">right click canvas, add ui&gt;image</text:p>
            </text:list-item>
            <text:list-item>
              <text:p text:style-name="P300">add image sprite to the image object.</text:p>
            </text:list-item>
            <text:list-item>
              <text:p text:style-name="P300">Place the image where you want it in 2d mode on the canvas.</text:p>
            </text:list-item>
            <text:list-item>
              <text:p text:style-name="P301">We can now add this to a control playable asset within the timeline for easy control.</text:p>
            </text:list-item>
          </text:list>
        </text:list-item>
      </text:list>
      <text:p text:style-name="P302"><text:soft-page-break/></text:p>
      <text:p text:style-name="P303">112 stop particle emissions in c#</text:p>
      <text:list xml:id="list4459054505402236499" text:style-name="L77">
        <text:list-item>
          <text:p text:style-name="P304">glitch - guns projectiles all stop when space bar is depressed.</text:p>
        </text:list-item>
        <text:list-item>
          <text:p text:style-name="P305">Goal: bullet stream must continue after depressing space keyboard</text:p>
        </text:list-item>
        <text:list-item>
          <text:p text:style-name="P305">tip: turn the player rig animator off to stop the fly by for testing purposes.</text:p>
        </text:list-item>
        <text:list-item>
          <text:p text:style-name="P305">The bullets disappear because we turn off the gun game objects from the code</text:p>
        </text:list-item>
        <text:list-item>
          <text:p text:style-name="P305">change code to have object always on, but turn off emissions instead.</text:p>
        </text:list-item>
        <text:list-item>
          <text:p text:style-name="P305">PlayerController.cs</text:p>
          <text:list>
            <text:list-item>
              <text:p text:style-name="P305">delete DeactivateGuns</text:p>
            </text:list-item>
            <text:list-item>
              <text:p text:style-name="P305">use only SetGunsActive with a boolean of true and false, true for shooting, false for not.</text:p>
            </text:list-item>
            <text:list-item>
              <text:p text:style-name="P305">SetGunsActive should take a boolean parameter. <text:span text:style-name="T50">And turn guns on and off with a foreach statement.</text:span></text:p>
            </text:list-item>
            <text:list-item>
              <text:p text:style-name="P306">Access the guns emissions and turn on and off from there</text:p>
            </text:list-item>
            <text:list-item>
              <text:p text:style-name="P307">void SetGunsActive(bool isActive)</text:p>
            </text:list-item>
            <text:list-item>
              <text:p text:style-name="P307">{</text:p>
              <text:list>
                <text:list-item>
                  <text:p text:style-name="P307">foreach(GameObject gun in guns)</text:p>
                </text:list-item>
                <text:list-item>
                  <text:p text:style-name="P307">//<text:span text:style-name="T51">guns is a GameObject that is attached from the inspector</text:span></text:p>
                </text:list-item>
                <text:list-item>
                  <text:p text:style-name="P307">{</text:p>
                  <text:list>
                    <text:list-item>
                      <text:p text:style-name="P307">var weapon = gun.GetComponent&lt;ParticleSystem&gt;().emission;</text:p>
                    </text:list-item>
                    <text:list-item>
                      <text:p text:style-name="P307">//we must assign this variable, extended dot notation throws errors</text:p>
                    </text:list-item>
                    <text:list-item>
                      <text:p text:style-name="P307">//var will assign type, as long as var in defined at the same time.</text:p>
                    </text:list-item>
                    <text:list-item>
                      <text:p text:style-name="P307">weapon.enabled = isActive;</text:p>
                    </text:list-item>
                  </text:list>
                </text:list-item>
                <text:list-item>
                  <text:p text:style-name="P307">}</text:p>
                </text:list-item>
              </text:list>
            </text:list-item>
            <text:list-item>
              <text:p text:style-name="P307">}</text:p>
            </text:list-item>
          </text:list>
        </text:list-item>
      </text:list>
      <text:p text:style-name="P308"/>
      <text:p text:style-name="P309">113 visual polish </text:p>
      <text:list xml:id="list7843946569913807811" text:style-name="L78">
        <text:list-item>
          <text:p text:style-name="P310">change lighting, atmo, <text:span text:style-name="T52">jet particles, textures, </text:span>etc</text:p>
        </text:list-item>
        <text:list-item>
          <text:p text:style-name="P311">window&gt;lighting to open lighting window.</text:p>
          <text:list>
            <text:list-item>
              <text:p text:style-name="P311">Other settings will have Fog setting</text:p>
            </text:list-item>
          </text:list>
        </text:list-item>
        <text:list-item>
          <text:p text:style-name="P311">import jetParticle,</text:p>
          <text:list>
            <text:list-item>
              <text:p text:style-name="P311">add to player ship, the drag and get them where you want them</text:p>
            </text:list-item>
            <text:list-item>
              <text:p text:style-name="P312">add jet particles to enemy ships as well</text:p>
            </text:list-item>
            <text:list-item>
              <text:p text:style-name="P312">apply to prefabs to make one change affect all ships</text:p>
            </text:list-item>
          </text:list>
        </text:list-item>
      </text:list>
      <text:p text:style-name="P313"/>
      <text:p text:style-name="P314">114 wrap up</text:p>
      <text:list xml:id="list5461547489745612915" text:style-name="L79">
        <text:list-item>
          <text:p text:style-name="P41">todo : menu screen, pause function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3:29:45.832624884</meta:creation-date>
    <dc:date>2018-01-26T11:12:48.799990101</dc:date>
    <meta:editing-duration>PT7H11M13S</meta:editing-duration>
    <meta:editing-cycles>37</meta:editing-cycles>
    <meta:generator>LibreOffice/5.0.3.2$Linux_x86 LibreOffice_project/00m0$Build-2</meta:generator>
    <meta:document-statistic meta:table-count="0" meta:image-count="0" meta:object-count="0" meta:page-count="16" meta:paragraph-count="678" meta:word-count="6347" meta:character-count="34293" meta:non-whitespace-character-count="29186"/>
  </office:meta>
</office:document-meta>
</file>